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35pt"/>
    </style:style>
    <style:style style:name="co3" style:family="table-column">
      <style:table-column-properties fo:break-before="auto" style:column-width="78.8pt"/>
    </style:style>
    <style:style style:name="co4" style:family="table-column">
      <style:table-column-properties fo:break-before="auto" style:column-width="82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61"/>
    <style:style style:name="ce4" style:family="table-cell" style:parent-style-name="Default" style:data-style-name="N61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61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/>
      <style:paragraph-properties css3t:text-justify="auto" fo:margin-left="0pt" style:writing-mode="page"/>
    </style:style>
    <style:style style:name="ce8" style:family="table-cell" style:parent-style-name="Default" style:data-style-name="N122"/>
    <style:style style:name="ce9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959.44pt" svg:y="326.49pt">
            <loext:p draw:notify-on-update-of-ranges="Sheet1.O17:Sheet1.O21 Sheet1.P17:Sheet1.P21 Sheet1.Q17:Sheet1.Q21 Sheet1.Q17:Sheet1.Q21 Sheet1.R17:Sheet1.R21 Sheet1.S17:Sheet1.S21 Sheet1.T17:Sheet1.T21 Sheet1.U17:Sheet1.U21 Sheet1.V17:Sheet1.V21 Sheet1.W17:Sheet1.W21 Sheet1.W17:Sheet1.W21 Sheet1.X17:Sheet1.X21 Sheet1.Y17:Sheet1.Y21 Sheet1.Y17:Sheet1.Y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1855.45pt" svg:y="339.28pt">
            <loext:p draw:notify-on-update-of-ranges="Sheet1.AC18:Sheet1.AC22 Sheet1.AD18:Sheet1.AD22 Sheet1.AE18:Sheet1.AE22 Sheet1.AE18:Sheet1.AE22 Sheet1.AF18:Sheet1.AF22 Sheet1.AG18:Sheet1.AG22 Sheet1.AH18:Sheet1.AH22 Sheet1.AI18:Sheet1.AI22 Sheet1.AJ18:Sheet1.AJ22 Sheet1.AK18:Sheet1.AK22 Sheet1.AK18:Sheet1.AK22 Sheet1.AL18:Sheet1.AL22 Sheet1.AM18:Sheet1.AM22 Sheet1.AM18:Sheet1.AM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6pt" svg:height="260.16pt" svg:x="959.44pt" svg:y="918.14pt">
            <loext:p draw:notify-on-update-of-ranges="Sheet1.O63:Sheet1.O67 Sheet1.R63:Sheet1.R67 Sheet1.S63:Sheet1.S67 Sheet1.T63:Sheet1.T67 Sheet1.U63:Sheet1.U67 Sheet1.X63:Sheet1.X67 Sheet1.Y63:Sheet1.Y67 Sheet1.Y63:Sheet1.Y6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6pt" svg:height="260.14pt" svg:x="1855.45pt" svg:y="931.18pt">
            <loext:p draw:notify-on-update-of-ranges="Sheet1.AC64:Sheet1.AC68 Sheet1.AF64:Sheet1.AF68 Sheet1.AG64:Sheet1.AG68 Sheet1.AH64:Sheet1.AH68 Sheet1.AI64:Sheet1.AI68 Sheet1.AL64:Sheet1.AL68 Sheet1.AM64:Sheet1.AM68 Sheet1.AM64:Sheet1.AM6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Mesh 1</text:p>
          </table:table-cell>
          <table:covered-table-cell table:number-columns-repeated="4"/>
          <table:table-cell office:value-type="string" calcext:value-type="string">
            <text:p>Volume</text:p>
          </table:table-cell>
          <table:table-cell table:number-columns-repeated="2"/>
          <table:table-cell office:value-type="string" calcext:value-type="string">
            <text:p>Volume of problem (m3)</text:p>
          </table:table-cell>
          <table:table-cell table:number-columns-repeated="30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emperature</text:p>
          </table:table-cell>
          <table:covered-table-cell/>
          <table:table-cell table:style-name="ce1" office:value-type="string" calcext:value-type="string" table:number-columns-spanned="2" table:number-rows-spanned="1">
            <text:p>Heat flux</text:p>
          </table:table-cell>
          <table:covered-table-cell/>
          <table:table-cell office:value-type="string" calcext:value-type="string">
            <text:p>Mean</text:p>
          </table:table-cell>
          <table:table-cell table:style-name="ce3" office:value-type="float" office:value="0.000000000015625" calcext:value-type="float">
            <text:p>1.56E-11</text:p>
          </table:table-cell>
          <table:table-cell table:formula="of:=[.G2]/[.I2]*100" office:value-type="float" office:value="4.16666666666667" calcext:value-type="float">
            <text:p>4.1666666667</text:p>
          </table:table-cell>
          <table:table-cell table:formula="of:=0.001*0.00075*0.0005" office:value-type="float" office:value="0.000000000375" calcext:value-type="float">
            <text:p>3.75E-10</text:p>
          </table:table-cell>
          <table:table-cell table:number-columns-repeated="2"/>
          <table:table-cell office:value-type="string" calcext:value-type="string">
            <text:p>There is a difference in the std for SS and dynamic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tandard Deviation</text:p>
          </table:table-cell>
          <table:table-cell table:style-name="ce3" office:value-type="float" office:value="9.902E-027" calcext:value-type="float">
            <text:p>9.90E-27</text:p>
          </table:table-cell>
          <table:table-cell table:formula="of:=[.G3]/[.I2]" office:value-type="float" office:value="2.64053333333333E-017" calcext:value-type="float">
            <text:p>2.64053333333333E-17</text:p>
          </table:table-cell>
          <table:table-cell table:number-columns-repeated="3"/>
          <table:table-cell office:value-type="string" calcext:value-type="string">
            <text:p>for SS the std is for the points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SS</text:p>
          </table:table-cell>
          <table:table-cell office:value-type="float" office:value="6.1881" calcext:value-type="float">
            <text:p>6.1881</text:p>
          </table:table-cell>
          <table:table-cell office:value-type="float" office:value="4.9056" calcext:value-type="float">
            <text:p>4.9056</text:p>
          </table:table-cell>
          <table:table-cell office:value-type="float" office:value="2701.7222" calcext:value-type="float">
            <text:p>2701.7222</text:p>
          </table:table-cell>
          <table:table-cell office:value-type="float" office:value="3267.5729" calcext:value-type="float">
            <text:p>3267.5729</text:p>
          </table:table-cell>
          <table:table-cell table:number-columns-repeated="6"/>
          <table:table-cell office:value-type="string" calcext:value-type="string">
            <text:p>In dynamic, the std is for different points of time</text:p>
          </table:table-cell>
          <table:table-cell table:number-columns-repeated="27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.5679" calcext:value-type="float">
            <text:p>4.5679</text:p>
          </table:table-cell>
          <table:table-cell office:value-type="float" office:value="0.78441" calcext:value-type="float">
            <text:p>0.78441</text:p>
          </table:table-cell>
          <table:table-cell table:style-name="ce3" office:value-type="float" office:value="3054.0622" calcext:value-type="float">
            <text:p>3.05E+03</text:p>
          </table:table-cell>
          <table:table-cell table:style-name="ce3" office:value-type="float" office:value="391.4191" calcext:value-type="float">
            <text:p>3.91E+02</text:p>
          </table:table-cell>
          <table:table-cell office:value-type="string" calcext:value-type="string">
            <text:p>Number of nodes</text:p>
          </table:table-cell>
          <table:table-cell office:value-type="float" office:value="21" calcext:value-type="float">
            <text:p>21</text:p>
          </table:table-cell>
          <table:table-cell table:number-columns-repeated="32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4.5511" calcext:value-type="float">
            <text:p>4.5511</text:p>
          </table:table-cell>
          <table:table-cell office:value-type="float" office:value="0.78746" calcext:value-type="float">
            <text:p>0.78746</text:p>
          </table:table-cell>
          <table:table-cell table:style-name="ce3" office:value-type="float" office:value="2746.03" calcext:value-type="float">
            <text:p>2.75E+03</text:p>
          </table:table-cell>
          <table:table-cell table:style-name="ce3" office:value-type="float" office:value="545.3624" calcext:value-type="float">
            <text:p>5.45E+02</text:p>
          </table:table-cell>
          <table:table-cell office:value-type="string" calcext:value-type="string">
            <text:p>Number of ports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q''z</text:p>
          </table:table-cell>
          <table:table-cell table:style-name="ce3" office:value-type="float" office:value="50000" calcext:value-type="float">
            <text:p>5.00E+04</text:p>
          </table:table-cell>
          <table:table-cell table:number-columns-repeated="29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4.5433" calcext:value-type="float">
            <text:p>4.5433</text:p>
          </table:table-cell>
          <table:table-cell table:style-name="ce3" office:value-type="float" office:value="0.79037" calcext:value-type="float">
            <text:p>7.90E-01</text:p>
          </table:table-cell>
          <table:table-cell table:style-name="ce3" office:value-type="float" office:value="2580.119" calcext:value-type="float">
            <text:p>2.58E+03</text:p>
          </table:table-cell>
          <table:table-cell table:style-name="ce3" office:value-type="float" office:value="761.7545" calcext:value-type="float">
            <text:p>7.62E+02</text:p>
          </table:table-cell>
          <table:table-cell table:number-columns-repeated="3"/>
          <table:table-cell office:value-type="string" calcext:value-type="string">
            <text:p>q''x</text:p>
          </table:table-cell>
          <table:table-cell table:style-name="ce3" office:value-type="float" office:value="25000" calcext:value-type="float">
            <text:p>2.50E+04</text:p>
          </table:table-cell>
          <table:table-cell table:number-columns-repeated="29"/>
        </table:table-row>
        <table:table-row table:style-name="ro1">
          <table:table-cell table:style-name="ce2" office:value-type="float" office:value="0.001" calcext:value-type="float">
            <text:p>0.001</text:p>
          </table:table-cell>
          <table:table-cell office:value-type="float" office:value="4.541" calcext:value-type="float">
            <text:p>4.541</text:p>
          </table:table-cell>
          <table:table-cell office:value-type="float" office:value="0.79151" calcext:value-type="float">
            <text:p>0.79151</text:p>
          </table:table-cell>
          <table:table-cell table:style-name="ce3" office:value-type="float" office:value="2529.9605" calcext:value-type="float">
            <text:p>2.53E+03</text:p>
          </table:table-cell>
          <table:table-cell table:style-name="ce3" office:value-type="float" office:value="921.0033" calcext:value-type="float">
            <text:p>9.21E+02</text:p>
          </table:table-cell>
          <table:table-cell table:number-columns-repeated="3"/>
          <table:table-cell office:value-type="string" calcext:value-type="string">
            <text:p>Ti</text:p>
          </table:table-cell>
          <table:table-cell office:value-type="float" office:value="37" calcext:value-type="float">
            <text:p>3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3" table:number-columns-repeated="2"/>
          <table:table-cell table:style-name="ce4"/>
          <table:table-cell table:number-columns-repeated="3"/>
          <table:table-cell office:value-type="string" calcext:value-type="string">
            <text:p>Ts</text:p>
          </table:table-cell>
          <table:table-cell office:value-type="float" office:value="75" calcext:value-type="float">
            <text:p>75</text:p>
          </table:table-cell>
          <table:table-cell table:number-columns-repeated="29"/>
        </table:table-row>
        <table:table-row table:style-name="ro1">
          <table:table-cell table:style-name="ce2"/>
          <table:table-cell table:style-name="ce3" table:number-columns-repeated="4"/>
          <table:table-cell table:number-columns-repeated="3"/>
          <table:table-cell office:value-type="string" calcext:value-type="string">
            <text:p>4 seconds</text:p>
          </table:table-cell>
          <table:table-cell table:number-columns-repeated="30"/>
        </table:table-row>
        <table:table-row table:style-name="ro1">
          <table:table-cell/>
          <table:table-cell table:style-name="ce3" table:number-columns-repeated="4"/>
          <table:table-cell table:number-columns-repeated="34"/>
        </table:table-row>
        <table:table-row table:style-name="ro1">
          <table:table-cell table:number-columns-repeated="4"/>
          <table:table-cell table:style-name="ce5"/>
          <table:table-cell table:number-columns-repeated="34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8"/>
          <table:table-cell office:value-type="string" calcext:value-type="string">
            <text:p>L</text:p>
          </table:table-cell>
          <table:table-cell office:value-type="string" calcext:value-type="string">
            <text:p>10cm^3</text:p>
          </table:table-cell>
          <table:table-cell table:formula="of:=0.1^3" office:value-type="float" office:value="0.001" calcext:value-type="float">
            <text:p>0.001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string" calcext:value-type="string">
            <text:p>mL</text:p>
          </table:table-cell>
          <table:table-cell table:formula="of:=[.K14]*0.001" office:value-type="float" office:value="0.000001" calcext:value-type="float">
            <text:p>0.00000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" office:value-type="string" calcext:value-type="string" table:number-columns-spanned="2" table:number-rows-spanned="1">
            <text:p>Mesh 1</text:p>
          </table:table-cell>
          <table:covered-table-cell/>
          <table:table-cell table:style-name="ce1" office:value-type="string" calcext:value-type="string" table:number-columns-spanned="2" table:number-rows-spanned="1">
            <text:p>Mesh 2</text:p>
          </table:table-cell>
          <table:covered-table-cell/>
          <table:table-cell table:style-name="ce1" office:value-type="string" calcext:value-type="string" table:number-columns-spanned="2" table:number-rows-spanned="1">
            <text:p>Mesh 3</text:p>
          </table:table-cell>
          <table:covered-table-cell/>
          <table:table-cell table:style-name="ce1" office:value-type="string" calcext:value-type="string" table:number-columns-spanned="2" table:number-rows-spanned="1">
            <text:p>Mesh 4</text:p>
          </table:table-cell>
          <table:covered-table-cell/>
          <table:table-cell table:style-name="ce1" office:value-type="string" calcext:value-type="string" table:number-columns-spanned="2" table:number-rows-spanned="1">
            <text:p>Mesh 5</text:p>
          </table:table-cell>
          <table:covered-table-cell/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uL</text:p>
          </table:table-cell>
          <table:table-cell table:formula="of:=[.J15]*0.001" office:value-type="float" office:value="0.000000001" calcext:value-type="float">
            <text:p>0.00000000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Time-step</text:p>
          </table:table-cell>
          <table:table-cell office:value-type="string" calcext:value-type="string">
            <text:p>Error (%)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Error (%)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Error (%)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Error (%)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Error (%)</text:p>
          </table:table-cell>
          <table:table-cell office:value-type="string" calcext:value-type="string">
            <text:p>Standard Deviation</text:p>
          </table:table-cell>
          <table:table-cell table:number-columns-repeated="4"/>
          <table:table-cell table:style-name="ce1" office:value-type="string" calcext:value-type="string" table:number-columns-spanned="2" table:number-rows-spanned="1">
            <text:p>Mesh 1</text:p>
          </table:table-cell>
          <table:covered-table-cell/>
          <table:table-cell table:style-name="ce1" office:value-type="string" calcext:value-type="string" table:number-columns-spanned="2" table:number-rows-spanned="1">
            <text:p>Mesh 2</text:p>
          </table:table-cell>
          <table:covered-table-cell/>
          <table:table-cell table:style-name="ce1" office:value-type="string" calcext:value-type="string" table:number-columns-spanned="2" table:number-rows-spanned="1">
            <text:p>Mesh 3</text:p>
          </table:table-cell>
          <table:covered-table-cell/>
          <table:table-cell table:style-name="ce1" office:value-type="string" calcext:value-type="string" table:number-columns-spanned="2" table:number-rows-spanned="1">
            <text:p>Mesh 4</text:p>
          </table:table-cell>
          <table:covered-table-cell/>
          <table:table-cell table:style-name="ce1" office:value-type="string" calcext:value-type="string" table:number-columns-spanned="2" table:number-rows-spanned="1">
            <text:p>Mesh 5</text:p>
          </table:table-cell>
          <table:covered-table-cell/>
        </table:table-row>
        <table:table-row table:style-name="ro1">
          <table:table-cell table:number-columns-repeated="8"/>
          <table:table-cell office:value-type="string" calcext:value-type="string">
            <text:p>nL</text:p>
          </table:table-cell>
          <table:table-cell table:formula="of:=[.J16]*0.001" office:value-type="float" office:value="0.000000000001" calcext:value-type="float">
            <text:p>1E-1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2" table:formula="of:=[.A4]" office:value-type="string" office:string-value="SS" calcext:value-type="string">
            <text:p>SS</text:p>
          </table:table-cell>
          <table:table-cell table:style-name="ce2" table:formula="of:=[.B4]" office:value-type="float" office:value="6.1881" calcext:value-type="float">
            <text:p>6.1881</text:p>
          </table:table-cell>
          <table:table-cell table:style-name="ce2" table:formula="of:=[.C4]" office:value-type="float" office:value="4.9056" calcext:value-type="float">
            <text:p>4.9056</text:p>
          </table:table-cell>
          <table:table-cell table:style-name="ce3" table:formula="of:=[.B23]" office:value-type="float" office:value="8.1988" calcext:value-type="float">
            <text:p>8.20E+00</text:p>
          </table:table-cell>
          <table:table-cell table:style-name="ce3" table:formula="of:=[.C23]" office:value-type="float" office:value="5.9631" calcext:value-type="float">
            <text:p>5.96E+00</text:p>
          </table:table-cell>
          <table:table-cell table:formula="of:=[.B43]" office:value-type="float" office:value="5.9263" calcext:value-type="float">
            <text:p>5.9263</text:p>
          </table:table-cell>
          <table:table-cell table:formula="of:=[.C43]" office:value-type="float" office:value="4.2891" calcext:value-type="float">
            <text:p>4.2891</text:p>
          </table:table-cell>
          <table:table-cell table:style-name="ce3" table:formula="of:=[.B58]" office:value-type="float" office:value="3.7235" calcext:value-type="float">
            <text:p>3.72E+00</text:p>
          </table:table-cell>
          <table:table-cell table:style-name="ce3" table:formula="of:=[.C58]" office:value-type="float" office:value="2.531" calcext:value-type="float">
            <text:p>2.53E+00</text:p>
          </table:table-cell>
          <table:table-cell table:style-name="ce3" table:formula="of:=[.B73]" office:value-type="float" office:value="2.4286" calcext:value-type="float">
            <text:p>2.43E+00</text:p>
          </table:table-cell>
          <table:table-cell table:style-name="ce3" table:formula="of:=[.C73]" office:value-type="float" office:value="1.524" calcext:value-type="float">
            <text:p>1.52E+00</text:p>
          </table:table-cell>
          <table:table-cell table:number-columns-repeated="3"/>
          <table:table-cell office:value-type="string" calcext:value-type="string">
            <text:p>Time-step</text:p>
          </table:table-cell>
          <table:table-cell office:value-type="string" calcext:value-type="string">
            <text:p>Difference (W/m2)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Difference (W/m2)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Difference (W/m2)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Difference (W/m2)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Difference (W/m2)</text:p>
          </table:table-cell>
          <table:table-cell office:value-type="string" calcext:value-type="string">
            <text:p>Standard Deviation</text:p>
          </table:table-cell>
        </table:table-row>
        <table:table-row table:style-name="ro1">
          <table:table-cell table:number-columns-repeated="14"/>
          <table:table-cell table:style-name="ce2" table:formula="of:=[.A5]" office:value-type="float" office:value="0.01" calcext:value-type="float">
            <text:p>0.01</text:p>
          </table:table-cell>
          <table:table-cell table:style-name="ce2" table:formula="of:=[.B5]" office:value-type="float" office:value="4.5679" calcext:value-type="float">
            <text:p>4.5679</text:p>
          </table:table-cell>
          <table:table-cell table:style-name="ce2" table:formula="of:=[.C5]" office:value-type="float" office:value="0.78441" calcext:value-type="float">
            <text:p>0.78441</text:p>
          </table:table-cell>
          <table:table-cell table:style-name="ce3" table:formula="of:=[.B24]" office:value-type="float" office:value="5.3133" calcext:value-type="float">
            <text:p>5.31E+00</text:p>
          </table:table-cell>
          <table:table-cell table:style-name="ce3" table:formula="of:=[.C24]" office:value-type="float" office:value="1.5866" calcext:value-type="float">
            <text:p>1.59E+00</text:p>
          </table:table-cell>
          <table:table-cell table:formula="of:=[.B44]" office:value-type="float" office:value="3.9772" calcext:value-type="float">
            <text:p>3.9772</text:p>
          </table:table-cell>
          <table:table-cell table:formula="of:=[.C44]" office:value-type="float" office:value="1.2241" calcext:value-type="float">
            <text:p>1.2241</text:p>
          </table:table-cell>
          <table:table-cell table:style-name="ce3" table:formula="of:=[.B59]" office:value-type="float" office:value="2.7961" calcext:value-type="float">
            <text:p>2.80E+00</text:p>
          </table:table-cell>
          <table:table-cell table:style-name="ce3" table:formula="of:=[.C59]" office:value-type="float" office:value="0.70135" calcext:value-type="float">
            <text:p>7.01E-01</text:p>
          </table:table-cell>
          <table:table-cell table:style-name="ce3" table:formula="of:=[.B74]" office:value-type="float" office:value="3.0055" calcext:value-type="float">
            <text:p>3.01E+00</text:p>
          </table:table-cell>
          <table:table-cell table:style-name="ce3" table:formula="of:=[.C74]" office:value-type="float" office:value="0.97741" calcext:value-type="float">
            <text:p>9.77E-01</text:p>
          </table:table-cell>
          <table:table-cell table:number-columns-repeated="3"/>
          <table:table-cell table:style-name="ce2" table:formula="of:=[.A4]" office:value-type="string" office:string-value="SS" calcext:value-type="string">
            <text:p>SS</text:p>
          </table:table-cell>
          <table:table-cell table:formula="of:=[.D4]" office:value-type="float" office:value="2701.7222" calcext:value-type="float">
            <text:p>2701.7222</text:p>
          </table:table-cell>
          <table:table-cell table:formula="of:=[.E4]" office:value-type="float" office:value="3267.5729" calcext:value-type="float">
            <text:p>3267.5729</text:p>
          </table:table-cell>
          <table:table-cell table:formula="of:=[.D23]" office:value-type="float" office:value="3435.7663" calcext:value-type="float">
            <text:p>3435.7663</text:p>
          </table:table-cell>
          <table:table-cell table:formula="of:=[.E23]" office:value-type="float" office:value="3868.8939" calcext:value-type="float">
            <text:p>3868.8939</text:p>
          </table:table-cell>
          <table:table-cell table:formula="of:=[.D43]" office:value-type="float" office:value="3722.9903" calcext:value-type="float">
            <text:p>3722.9903</text:p>
          </table:table-cell>
          <table:table-cell table:formula="of:=[.E43]" office:value-type="float" office:value="4408.8172" calcext:value-type="float">
            <text:p>4408.8172</text:p>
          </table:table-cell>
          <table:table-cell table:style-name="ce3" table:formula="of:=[.D58]" office:value-type="float" office:value="3116.9786" calcext:value-type="float">
            <text:p>3.12E+03</text:p>
          </table:table-cell>
          <table:table-cell table:style-name="ce3" table:formula="of:=[.E58]" office:value-type="float" office:value="3966.4763" calcext:value-type="float">
            <text:p>3.97E+03</text:p>
          </table:table-cell>
          <table:table-cell table:style-name="ce3" table:formula="of:=[.D73]" office:value-type="float" office:value="2643.4934" calcext:value-type="float">
            <text:p>2.64E+03</text:p>
          </table:table-cell>
          <table:table-cell table:style-name="ce3" table:formula="of:=[.E73]" office:value-type="float" office:value="3417.7774" calcext:value-type="float">
            <text:p>3.42E+03</text:p>
          </table:table-cell>
        </table:table-row>
        <table:table-row table:style-name="ro1">
          <table:table-cell table:number-columns-repeated="14"/>
          <table:table-cell table:style-name="ce2" table:formula="of:=[.A6]" office:value-type="float" office:value="0.005" calcext:value-type="float">
            <text:p>0.005</text:p>
          </table:table-cell>
          <table:table-cell table:style-name="ce2" table:formula="of:=[.B6]" office:value-type="float" office:value="4.5511" calcext:value-type="float">
            <text:p>4.5511</text:p>
          </table:table-cell>
          <table:table-cell table:style-name="ce2" table:formula="of:=[.C6]" office:value-type="float" office:value="0.78746" calcext:value-type="float">
            <text:p>0.78746</text:p>
          </table:table-cell>
          <table:table-cell table:style-name="ce3" table:formula="of:=[.B25]" office:value-type="float" office:value="5.2784" calcext:value-type="float">
            <text:p>5.28E+00</text:p>
          </table:table-cell>
          <table:table-cell table:style-name="ce3" table:formula="of:=[.C25]" office:value-type="float" office:value="1.6012" calcext:value-type="float">
            <text:p>1.60E+00</text:p>
          </table:table-cell>
          <table:table-cell table:formula="of:=[.B45]" office:value-type="float" office:value="3.8928" calcext:value-type="float">
            <text:p>3.8928</text:p>
          </table:table-cell>
          <table:table-cell table:formula="of:=[.C45]" office:value-type="float" office:value="1.2679" calcext:value-type="float">
            <text:p>1.2679</text:p>
          </table:table-cell>
          <table:table-cell table:style-name="ce3" table:formula="of:=[.B60]" office:value-type="float" office:value="2.5045" calcext:value-type="float">
            <text:p>2.50E+00</text:p>
          </table:table-cell>
          <table:table-cell table:style-name="ce3" table:formula="of:=[.C60]" office:value-type="float" office:value="0.78183" calcext:value-type="float">
            <text:p>7.82E-01</text:p>
          </table:table-cell>
          <table:table-cell table:style-name="ce3" table:formula="of:=[.B75]" office:value-type="float" office:value="1.864" calcext:value-type="float">
            <text:p>1.86E+00</text:p>
          </table:table-cell>
          <table:table-cell table:style-name="ce3" table:formula="of:=[.C75]" office:value-type="float" office:value="0.49071" calcext:value-type="float">
            <text:p>4.91E-01</text:p>
          </table:table-cell>
          <table:table-cell table:number-columns-repeated="3"/>
          <table:table-cell table:style-name="ce2" table:formula="of:=[.A5]" office:value-type="float" office:value="0.01" calcext:value-type="float">
            <text:p>0.01</text:p>
          </table:table-cell>
          <table:table-cell table:style-name="ce3" table:formula="of:=[.D5]" office:value-type="float" office:value="3054.0622" calcext:value-type="float">
            <text:p>3.05E+03</text:p>
          </table:table-cell>
          <table:table-cell table:style-name="ce3" table:formula="of:=[.E5]" office:value-type="float" office:value="391.4191" calcext:value-type="float">
            <text:p>3.91E+02</text:p>
          </table:table-cell>
          <table:table-cell table:formula="of:=[.D24]" office:value-type="float" office:value="4572.1551" calcext:value-type="float">
            <text:p>4572.1551</text:p>
          </table:table-cell>
          <table:table-cell table:formula="of:=[.E24]" office:value-type="float" office:value="207.2029" calcext:value-type="float">
            <text:p>207.2029</text:p>
          </table:table-cell>
          <table:table-cell table:formula="of:=[.D44]" office:value-type="float" office:value="6092.3496" calcext:value-type="float">
            <text:p>6092.3496</text:p>
          </table:table-cell>
          <table:table-cell table:formula="of:=[.E44]" office:value-type="float" office:value="448.2124" calcext:value-type="float">
            <text:p>448.2124</text:p>
          </table:table-cell>
          <table:table-cell table:style-name="ce3" table:formula="of:=[.D59]" office:value-type="float" office:value="10100.4247" calcext:value-type="float">
            <text:p>1.01E+04</text:p>
          </table:table-cell>
          <table:table-cell table:style-name="ce3" table:formula="of:=[.E59]" office:value-type="float" office:value="1438.8268" calcext:value-type="float">
            <text:p>1.44E+03</text:p>
          </table:table-cell>
          <table:table-cell table:style-name="ce3" table:formula="of:=[.D74]" office:value-type="float" office:value="20913.2546" calcext:value-type="float">
            <text:p>2.09E+04</text:p>
          </table:table-cell>
          <table:table-cell table:style-name="ce3" table:formula="of:=[.E74]" office:value-type="float" office:value="5475.3463" calcext:value-type="float">
            <text:p>5.48E+03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Mesh 2</text:p>
          </table:table-cell>
          <table:covered-table-cell table:number-columns-repeated="4"/>
          <table:table-cell office:value-type="string" calcext:value-type="string">
            <text:p>Volume</text:p>
          </table:table-cell>
          <table:table-cell table:style-name="ce3" office:value-type="float" office:value="0.0000000000018204" calcext:value-type="float">
            <text:p>1.82E-12</text:p>
          </table:table-cell>
          <table:table-cell table:formula="of:=[.G20]/[.I2]*100" office:value-type="float" office:value="0.48544" calcext:value-type="float">
            <text:p>0.48544</text:p>
          </table:table-cell>
          <table:table-cell table:number-columns-repeated="6"/>
          <table:table-cell table:style-name="ce2" table:formula="of:=[.A7]" office:value-type="float" office:value="0.002" calcext:value-type="float">
            <text:p>0.002</text:p>
          </table:table-cell>
          <table:table-cell table:style-name="ce2" table:formula="of:=[.B7]" office:value-type="float" office:value="4.5433" calcext:value-type="float">
            <text:p>4.5433</text:p>
          </table:table-cell>
          <table:table-cell table:style-name="ce4" table:formula="of:=[.C7]" office:value-type="float" office:value="0.79037" calcext:value-type="float">
            <text:p>7.90E-01</text:p>
          </table:table-cell>
          <table:table-cell table:style-name="ce3" table:formula="of:=[.B26]" office:value-type="float" office:value="5.2662" calcext:value-type="float">
            <text:p>5.27E+00</text:p>
          </table:table-cell>
          <table:table-cell table:style-name="ce3" table:formula="of:=[.C26]" office:value-type="float" office:value="1.606" calcext:value-type="float">
            <text:p>1.61E+00</text:p>
          </table:table-cell>
          <table:table-cell table:formula="of:=[.B46]" office:value-type="float" office:value="3.8692" calcext:value-type="float">
            <text:p>3.8692</text:p>
          </table:table-cell>
          <table:table-cell table:formula="of:=[.C46]" office:value-type="float" office:value="1.2792" calcext:value-type="float">
            <text:p>1.2792</text:p>
          </table:table-cell>
          <table:table-cell table:style-name="ce3" table:formula="of:=[.B61]" office:value-type="float" office:value="2.4319" calcext:value-type="float">
            <text:p>2.43E+00</text:p>
          </table:table-cell>
          <table:table-cell table:style-name="ce3" table:formula="of:=[.C61]" office:value-type="float" office:value="0.82079" calcext:value-type="float">
            <text:p>8.21E-01</text:p>
          </table:table-cell>
          <table:table-cell table:style-name="ce3" table:formula="of:=[.B76]" office:value-type="float" office:value="1.5908" calcext:value-type="float">
            <text:p>1.59E+00</text:p>
          </table:table-cell>
          <table:table-cell table:style-name="ce3" table:formula="of:=[.C76]" office:value-type="float" office:value="0.50934" calcext:value-type="float">
            <text:p>5.09E-01</text:p>
          </table:table-cell>
          <table:table-cell table:number-columns-repeated="3"/>
          <table:table-cell table:style-name="ce2" table:formula="of:=[.A6]" office:value-type="float" office:value="0.005" calcext:value-type="float">
            <text:p>0.005</text:p>
          </table:table-cell>
          <table:table-cell table:style-name="ce3" table:formula="of:=[.D6]" office:value-type="float" office:value="2746.03" calcext:value-type="float">
            <text:p>2.75E+03</text:p>
          </table:table-cell>
          <table:table-cell table:style-name="ce3" table:formula="of:=[.E6]" office:value-type="float" office:value="545.3624" calcext:value-type="float">
            <text:p>5.45E+02</text:p>
          </table:table-cell>
          <table:table-cell table:formula="of:=[.D25]" office:value-type="float" office:value="3791.311" calcext:value-type="float">
            <text:p>3791.311</text:p>
          </table:table-cell>
          <table:table-cell table:formula="of:=[.E25]" office:value-type="float" office:value="219.8304" calcext:value-type="float">
            <text:p>219.8304</text:p>
          </table:table-cell>
          <table:table-cell table:formula="of:=[.D45]" office:value-type="float" office:value="4539.5346" calcext:value-type="float">
            <text:p>4539.5346</text:p>
          </table:table-cell>
          <table:table-cell table:formula="of:=[.E45]" office:value-type="float" office:value="329.5486" calcext:value-type="float">
            <text:p>329.5486</text:p>
          </table:table-cell>
          <table:table-cell table:style-name="ce3" table:formula="of:=[.D60]" office:value-type="float" office:value="6105.5748" calcext:value-type="float">
            <text:p>6.11E+03</text:p>
          </table:table-cell>
          <table:table-cell table:style-name="ce3" table:formula="of:=[.E60]" office:value-type="float" office:value="550.3968" calcext:value-type="float">
            <text:p>5.50E+02</text:p>
          </table:table-cell>
          <table:table-cell table:style-name="ce3" table:formula="of:=[.D75]" office:value-type="float" office:value="10718.8501" calcext:value-type="float">
            <text:p>1.07E+04</text:p>
          </table:table-cell>
          <table:table-cell table:style-name="ce3" table:formula="of:=[.E75]" office:value-type="float" office:value="1939.2233" calcext:value-type="float">
            <text:p>1.94E+03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emperature</text:p>
          </table:table-cell>
          <table:covered-table-cell/>
          <table:table-cell table:style-name="ce1" office:value-type="string" calcext:value-type="string" table:number-columns-spanned="2" table:number-rows-spanned="1">
            <text:p>Heat flux</text:p>
          </table:table-cell>
          <table:covered-table-cell/>
          <table:table-cell office:value-type="string" calcext:value-type="string">
            <text:p>Mean</text:p>
          </table:table-cell>
          <table:table-cell table:style-name="ce3" office:value-type="float" office:value="0.00000000000070521" calcext:value-type="float">
            <text:p>7.05E-13</text:p>
          </table:table-cell>
          <table:table-cell table:formula="of:=[.G21]/[.I2]" office:value-type="float" office:value="0.00188056" calcext:value-type="float">
            <text:p>0.00188056</text:p>
          </table:table-cell>
          <table:table-cell table:number-columns-repeated="6"/>
          <table:table-cell table:style-name="ce2" table:formula="of:=[.A8]" office:value-type="float" office:value="0.001" calcext:value-type="float">
            <text:p>0.001</text:p>
          </table:table-cell>
          <table:table-cell table:style-name="ce2" table:formula="of:=[.B8]" office:value-type="float" office:value="4.541" calcext:value-type="float">
            <text:p>4.541</text:p>
          </table:table-cell>
          <table:table-cell table:style-name="ce2" table:formula="of:=[.C8]" office:value-type="float" office:value="0.79151" calcext:value-type="float">
            <text:p>0.79151</text:p>
          </table:table-cell>
          <table:table-cell table:style-name="ce3" table:formula="of:=[.B27]" office:value-type="float" office:value="5.2635" calcext:value-type="float">
            <text:p>5.26E+00</text:p>
          </table:table-cell>
          <table:table-cell table:style-name="ce3" table:formula="of:=[.C27]" office:value-type="float" office:value="1.607" calcext:value-type="float">
            <text:p>1.61E+00</text:p>
          </table:table-cell>
          <table:table-cell table:style-name="ce3" table:formula="of:=[.B47]" office:value-type="float" office:value="3.8654" calcext:value-type="float">
            <text:p>3.87E+00</text:p>
          </table:table-cell>
          <table:table-cell table:style-name="ce3" table:formula="of:=[.C47]" office:value-type="float" office:value="1.2804" calcext:value-type="float">
            <text:p>1.28E+00</text:p>
          </table:table-cell>
          <table:table-cell table:style-name="ce3" table:formula="of:=[.B62]" office:value-type="float" office:value="2.4223" calcext:value-type="float">
            <text:p>2.42E+00</text:p>
          </table:table-cell>
          <table:table-cell table:style-name="ce3" table:formula="of:=[.C62]" office:value-type="float" office:value="0.82575" calcext:value-type="float">
            <text:p>8.26E-01</text:p>
          </table:table-cell>
          <table:table-cell table:style-name="ce3" table:formula="of:=[.B77]" office:value-type="float" office:value="1.557" calcext:value-type="float">
            <text:p>1.56E+00</text:p>
          </table:table-cell>
          <table:table-cell table:style-name="ce3" table:formula="of:=[.C77]" office:value-type="float" office:value="0.52786" calcext:value-type="float">
            <text:p>5.28E-01</text:p>
          </table:table-cell>
          <table:table-cell table:number-columns-repeated="3"/>
          <table:table-cell table:style-name="ce2" table:formula="of:=[.A7]" office:value-type="float" office:value="0.002" calcext:value-type="float">
            <text:p>0.002</text:p>
          </table:table-cell>
          <table:table-cell table:style-name="ce3" table:formula="of:=[.D7]" office:value-type="float" office:value="2580.119" calcext:value-type="float">
            <text:p>2.58E+03</text:p>
          </table:table-cell>
          <table:table-cell table:style-name="ce3" table:formula="of:=[.E7]" office:value-type="float" office:value="761.7545" calcext:value-type="float">
            <text:p>7.62E+02</text:p>
          </table:table-cell>
          <table:table-cell table:formula="of:=[.D26]" office:value-type="float" office:value="3373.6095" calcext:value-type="float">
            <text:p>3373.6095</text:p>
          </table:table-cell>
          <table:table-cell table:formula="of:=[.E26]" office:value-type="float" office:value="280.6414" calcext:value-type="float">
            <text:p>280.6414</text:p>
          </table:table-cell>
          <table:table-cell table:formula="of:=[.D46]" office:value-type="float" office:value="3736.3954" calcext:value-type="float">
            <text:p>3736.3954</text:p>
          </table:table-cell>
          <table:table-cell table:formula="of:=[.E46]" office:value-type="float" office:value="342.5912" calcext:value-type="float">
            <text:p>342.5912</text:p>
          </table:table-cell>
          <table:table-cell table:style-name="ce3" table:formula="of:=[.D61]" office:value-type="float" office:value="3939.5808" calcext:value-type="float">
            <text:p>3.94E+03</text:p>
          </table:table-cell>
          <table:table-cell table:style-name="ce3" table:formula="of:=[.E61]" office:value-type="float" office:value="271.4733" calcext:value-type="float">
            <text:p>2.71E+02</text:p>
          </table:table-cell>
          <table:table-cell table:style-name="ce3" table:formula="of:=[.D76]" office:value-type="float" office:value="5382.282" calcext:value-type="float">
            <text:p>5.38E+03</text:p>
          </table:table-cell>
          <table:table-cell table:style-name="ce3" table:formula="of:=[.E76]" office:value-type="float" office:value="510.1609" calcext:value-type="float">
            <text:p>5.10E+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tandard Deviation</text:p>
          </table:table-cell>
          <table:table-cell table:number-columns-repeated="8"/>
          <table:table-cell table:style-name="ce8"/>
          <table:table-cell table:style-name="ce9" table:number-columns-repeated="6"/>
          <table:table-cell table:number-columns-repeated="7"/>
          <table:table-cell table:style-name="ce2" table:formula="of:=[.A8]" office:value-type="float" office:value="0.001" calcext:value-type="float">
            <text:p>0.001</text:p>
          </table:table-cell>
          <table:table-cell table:style-name="ce3" table:formula="of:=[.D8]" office:value-type="float" office:value="2529.9605" calcext:value-type="float">
            <text:p>2.53E+03</text:p>
          </table:table-cell>
          <table:table-cell table:style-name="ce3" table:formula="of:=[.E8]" office:value-type="float" office:value="921.0033" calcext:value-type="float">
            <text:p>9.21E+02</text:p>
          </table:table-cell>
          <table:table-cell table:style-name="ce3" table:formula="of:=[.D27]" office:value-type="float" office:value="3248.7897" calcext:value-type="float">
            <text:p>3.25E+03</text:p>
          </table:table-cell>
          <table:table-cell table:style-name="ce3" table:formula="of:=[.E27]" office:value-type="float" office:value="349.7105" calcext:value-type="float">
            <text:p>3.50E+02</text:p>
          </table:table-cell>
          <table:table-cell table:style-name="ce3" table:formula="of:=[.D47]" office:value-type="float" office:value="3508.2114" calcext:value-type="float">
            <text:p>3.51E+03</text:p>
          </table:table-cell>
          <table:table-cell table:style-name="ce3" table:formula="of:=[.E47]" office:value-type="float" office:value="356.6509" calcext:value-type="float">
            <text:p>3.57E+02</text:p>
          </table:table-cell>
          <table:table-cell table:style-name="ce3" table:formula="of:=[.D62]" office:value-type="float" office:value="3307.5377" calcext:value-type="float">
            <text:p>3.31E+03</text:p>
          </table:table-cell>
          <table:table-cell table:style-name="ce3" table:formula="of:=[.E62]" office:value-type="float" office:value="269.4059" calcext:value-type="float">
            <text:p>2.69E+02</text:p>
          </table:table-cell>
          <table:table-cell table:style-name="ce3" table:formula="of:=[.D77]" office:value-type="float" office:value="3755.1288" calcext:value-type="float">
            <text:p>3.76E+03</text:p>
          </table:table-cell>
          <table:table-cell table:style-name="ce3" table:formula="of:=[.E77]" office:value-type="float" office:value="253.9626" calcext:value-type="float">
            <text:p>2.54E+02</text:p>
          </table:table-cell>
        </table:table-row>
        <table:table-row table:style-name="ro1">
          <table:table-cell table:style-name="ce2" office:value-type="string" calcext:value-type="string">
            <text:p>SS</text:p>
          </table:table-cell>
          <table:table-cell table:style-name="ce3" office:value-type="float" office:value="8.1988" calcext:value-type="float">
            <text:p>8.20E+00</text:p>
          </table:table-cell>
          <table:table-cell table:style-name="ce3" office:value-type="float" office:value="5.9631" calcext:value-type="float">
            <text:p>5.96E+00</text:p>
          </table:table-cell>
          <table:table-cell office:value-type="float" office:value="3435.7663" calcext:value-type="float">
            <text:p>3435.7663</text:p>
          </table:table-cell>
          <table:table-cell office:value-type="float" office:value="3868.8939" calcext:value-type="float">
            <text:p>3868.8939</text:p>
          </table:table-cell>
          <table:table-cell table:number-columns-repeated="23"/>
          <table:table-cell table:style-name="ce8"/>
          <table:table-cell table:style-name="ce9" table:number-columns-repeated="6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.3133" calcext:value-type="float">
            <text:p>5.3133</text:p>
          </table:table-cell>
          <table:table-cell office:value-type="float" office:value="1.5866" calcext:value-type="float">
            <text:p>1.5866</text:p>
          </table:table-cell>
          <table:table-cell office:value-type="float" office:value="4572.1551" calcext:value-type="float">
            <text:p>4572.1551</text:p>
          </table:table-cell>
          <table:table-cell office:value-type="float" office:value="207.2029" calcext:value-type="float">
            <text:p>207.2029</text:p>
          </table:table-cell>
          <table:table-cell office:value-type="string" calcext:value-type="string">
            <text:p>Number of nodes</text:p>
          </table:table-cell>
          <table:table-cell office:value-type="float" office:value="206" calcext:value-type="float">
            <text:p>206</text:p>
          </table:table-cell>
          <table:table-cell table:number-columns-repeated="32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.2784" calcext:value-type="float">
            <text:p>5.2784</text:p>
          </table:table-cell>
          <table:table-cell office:value-type="float" office:value="1.6012" calcext:value-type="float">
            <text:p>1.6012</text:p>
          </table:table-cell>
          <table:table-cell office:value-type="float" office:value="3791.311" calcext:value-type="float">
            <text:p>3791.311</text:p>
          </table:table-cell>
          <table:table-cell office:value-type="float" office:value="219.8304" calcext:value-type="float">
            <text:p>219.8304</text:p>
          </table:table-cell>
          <table:table-cell office:value-type="string" calcext:value-type="string">
            <text:p>Number of ports</text:p>
          </table:table-cell>
          <table:table-cell office:value-type="float" office:value="460" calcext:value-type="float">
            <text:p>460</text:p>
          </table:table-cell>
          <table:table-cell table:number-columns-repeated="32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5.2662" calcext:value-type="float">
            <text:p>5.2662</text:p>
          </table:table-cell>
          <table:table-cell office:value-type="float" office:value="1.606" calcext:value-type="float">
            <text:p>1.606</text:p>
          </table:table-cell>
          <table:table-cell office:value-type="float" office:value="3373.6095" calcext:value-type="float">
            <text:p>3373.6095</text:p>
          </table:table-cell>
          <table:table-cell office:value-type="float" office:value="280.6414" calcext:value-type="float">
            <text:p>280.6414</text:p>
          </table:table-cell>
          <table:table-cell office:value-type="string" calcext:value-type="string">
            <text:p>plate_6BC_206e.tms.mat</text:p>
          </table:table-cell>
          <table:table-cell table:number-columns-repeated="33"/>
        </table:table-row>
        <table:table-row table:style-name="ro1">
          <table:table-cell table:style-name="ce2" office:value-type="float" office:value="0.001" calcext:value-type="float">
            <text:p>0.001</text:p>
          </table:table-cell>
          <table:table-cell table:style-name="ce3" office:value-type="float" office:value="5.2635" calcext:value-type="float">
            <text:p>5.26E+00</text:p>
          </table:table-cell>
          <table:table-cell table:style-name="ce3" office:value-type="float" office:value="1.607" calcext:value-type="float">
            <text:p>1.61E+00</text:p>
          </table:table-cell>
          <table:table-cell table:style-name="ce3" office:value-type="float" office:value="3248.7897" calcext:value-type="float">
            <text:p>3.25E+03</text:p>
          </table:table-cell>
          <table:table-cell table:style-name="ce3" office:value-type="float" office:value="349.7105" calcext:value-type="float">
            <text:p>3.50E+02</text:p>
          </table:table-cell>
          <table:table-cell table:number-columns-repeated="34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number-columns-repeated="34"/>
        </table:table-row>
        <table:table-row table:style-name="ro1">
          <table:table-cell table:style-name="ce2"/>
          <table:table-cell table:style-name="ce3" table:number-columns-repeated="4"/>
          <table:table-cell table:number-columns-repeated="34"/>
        </table:table-row>
        <table:table-row table:style-name="ro1">
          <table:table-cell/>
          <table:table-cell table:style-name="ce3" table:number-columns-repeated="4"/>
          <table:table-cell table:number-columns-repeated="34"/>
        </table:table-row>
        <table:table-row table:style-name="ro1" table:number-rows-repeated="9">
          <table:table-cell table:number-columns-repeated="39"/>
        </table:table-row>
        <table:table-row table:style-name="ro1">
          <table:table-cell table:style-name="ce1" office:value-type="string" calcext:value-type="string" table:number-columns-spanned="5" table:number-rows-spanned="1">
            <text:p>Mesh 3</text:p>
          </table:table-cell>
          <table:covered-table-cell table:number-columns-repeated="4"/>
          <table:table-cell office:value-type="string" calcext:value-type="string">
            <text:p>Volume</text:p>
          </table:table-cell>
          <table:table-cell table:number-columns-repeated="3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emperature</text:p>
          </table:table-cell>
          <table:covered-table-cell/>
          <table:table-cell table:style-name="ce1" office:value-type="string" calcext:value-type="string" table:number-columns-spanned="2" table:number-rows-spanned="1">
            <text:p>Heat flux</text:p>
          </table:table-cell>
          <table:covered-table-cell/>
          <table:table-cell office:value-type="string" calcext:value-type="string">
            <text:p>Mean</text:p>
          </table:table-cell>
          <table:table-cell table:style-name="ce3" office:value-type="float" office:value="0.00000000000027412" calcext:value-type="float">
            <text:p>2.74E-13</text:p>
          </table:table-cell>
          <table:table-cell table:formula="of:=[.G41]/[.I2]*100" office:value-type="float" office:value="0.0730986666666667" calcext:value-type="float">
            <text:p>0.0730986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tandard Deviation</text:p>
          </table:table-cell>
          <table:table-cell table:style-name="ce3" office:value-type="float" office:value="0.00000000000011917" calcext:value-type="float">
            <text:p>1.19E-13</text:p>
          </table:table-cell>
          <table:table-cell table:formula="of:=[.G42]/[.I2]" office:value-type="float" office:value="0.000317786666666667" calcext:value-type="float">
            <text:p>0.0003177867</text:p>
          </table:table-cell>
          <table:table-cell table:number-columns-repeated="31"/>
        </table:table-row>
        <table:table-row table:style-name="ro1">
          <table:table-cell table:style-name="ce2" office:value-type="string" calcext:value-type="string">
            <text:p>SS</text:p>
          </table:table-cell>
          <table:table-cell office:value-type="float" office:value="5.9263" calcext:value-type="float">
            <text:p>5.9263</text:p>
          </table:table-cell>
          <table:table-cell office:value-type="float" office:value="4.2891" calcext:value-type="float">
            <text:p>4.2891</text:p>
          </table:table-cell>
          <table:table-cell office:value-type="float" office:value="3722.9903" calcext:value-type="float">
            <text:p>3722.9903</text:p>
          </table:table-cell>
          <table:table-cell office:value-type="float" office:value="4408.8172" calcext:value-type="float">
            <text:p>4408.8172</text:p>
          </table:table-cell>
          <table:table-cell table:number-columns-repeated="3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3.9772" calcext:value-type="float">
            <text:p>3.9772</text:p>
          </table:table-cell>
          <table:table-cell office:value-type="float" office:value="1.2241" calcext:value-type="float">
            <text:p>1.2241</text:p>
          </table:table-cell>
          <table:table-cell office:value-type="float" office:value="6092.3496" calcext:value-type="float">
            <text:p>6092.3496</text:p>
          </table:table-cell>
          <table:table-cell office:value-type="float" office:value="448.2124" calcext:value-type="float">
            <text:p>448.2124</text:p>
          </table:table-cell>
          <table:table-cell office:value-type="string" calcext:value-type="string">
            <text:p>Number of nodes</text:p>
          </table:table-cell>
          <table:table-cell office:value-type="float" office:value="1368" calcext:value-type="float">
            <text:p>1368</text:p>
          </table:table-cell>
          <table:table-cell table:number-columns-repeated="32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3.8928" calcext:value-type="float">
            <text:p>3.8928</text:p>
          </table:table-cell>
          <table:table-cell office:value-type="float" office:value="1.2679" calcext:value-type="float">
            <text:p>1.2679</text:p>
          </table:table-cell>
          <table:table-cell office:value-type="float" office:value="4539.5346" calcext:value-type="float">
            <text:p>4539.5346</text:p>
          </table:table-cell>
          <table:table-cell office:value-type="float" office:value="329.5486" calcext:value-type="float">
            <text:p>329.5486</text:p>
          </table:table-cell>
          <table:table-cell office:value-type="string" calcext:value-type="string">
            <text:p>Number of ports</text:p>
          </table:table-cell>
          <table:table-cell office:value-type="float" office:value="2928" calcext:value-type="float">
            <text:p>2928</text:p>
          </table:table-cell>
          <table:table-cell table:number-columns-repeated="32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3.8692" calcext:value-type="float">
            <text:p>3.8692</text:p>
          </table:table-cell>
          <table:table-cell office:value-type="float" office:value="1.2792" calcext:value-type="float">
            <text:p>1.2792</text:p>
          </table:table-cell>
          <table:table-cell office:value-type="float" office:value="3736.3954" calcext:value-type="float">
            <text:p>3736.3954</text:p>
          </table:table-cell>
          <table:table-cell office:value-type="float" office:value="342.5912" calcext:value-type="float">
            <text:p>342.5912</text:p>
          </table:table-cell>
          <table:table-cell office:value-type="string" calcext:value-type="string">
            <text:p>plate_6BC_1368e.tms.mat</text:p>
          </table:table-cell>
          <table:table-cell table:number-columns-repeated="33"/>
        </table:table-row>
        <table:table-row table:style-name="ro1">
          <table:table-cell table:style-name="ce2" office:value-type="float" office:value="0.001" calcext:value-type="float">
            <text:p>0.001</text:p>
          </table:table-cell>
          <table:table-cell table:style-name="ce3" office:value-type="float" office:value="3.8654" calcext:value-type="float">
            <text:p>3.87E+00</text:p>
          </table:table-cell>
          <table:table-cell table:style-name="ce3" office:value-type="float" office:value="1.2804" calcext:value-type="float">
            <text:p>1.28E+00</text:p>
          </table:table-cell>
          <table:table-cell table:style-name="ce3" office:value-type="float" office:value="3508.2114" calcext:value-type="float">
            <text:p>3.51E+03</text:p>
          </table:table-cell>
          <table:table-cell table:style-name="ce3" office:value-type="float" office:value="356.6509" calcext:value-type="float">
            <text:p>3.57E+02</text:p>
          </table:table-cell>
          <table:table-cell table:number-columns-repeated="34"/>
        </table:table-row>
        <table:table-row table:style-name="ro1">
          <table:table-cell/>
          <table:table-cell table:style-name="ce3" table:number-columns-repeated="3"/>
          <table:table-cell table:style-name="ce6"/>
          <table:table-cell table:number-columns-repeated="34"/>
        </table:table-row>
        <table:table-row table:style-name="ro1">
          <table:table-cell table:style-name="ce2"/>
          <table:table-cell table:style-name="ce3" table:number-columns-repeated="4"/>
          <table:table-cell table:number-columns-repeated="34"/>
        </table:table-row>
        <table:table-row table:style-name="ro1">
          <table:table-cell/>
          <table:table-cell table:style-name="ce3" table:number-columns-repeated="4"/>
          <table:table-cell table:number-columns-repeated="34"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style-name="ce1" office:value-type="string" calcext:value-type="string" table:number-columns-spanned="5" table:number-rows-spanned="1">
            <text:p>Mesh 4</text:p>
          </table:table-cell>
          <table:covered-table-cell table:number-columns-repeated="4"/>
          <table:table-cell office:value-type="string" calcext:value-type="string">
            <text:p>Volume</text:p>
          </table:table-cell>
          <table:table-cell table:number-columns-repeated="3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emperature</text:p>
          </table:table-cell>
          <table:covered-table-cell/>
          <table:table-cell table:style-name="ce1" office:value-type="string" calcext:value-type="string" table:number-columns-spanned="2" table:number-rows-spanned="1">
            <text:p>Heat flux</text:p>
          </table:table-cell>
          <table:covered-table-cell/>
          <table:table-cell office:value-type="string" calcext:value-type="string">
            <text:p>Mean</text:p>
          </table:table-cell>
          <table:table-cell table:style-name="ce3" office:value-type="float" office:value="0.000000000000038989" calcext:value-type="float">
            <text:p>3.90E-14</text:p>
          </table:table-cell>
          <table:table-cell table:formula="of:=[.G56]/[.I2]*100" office:value-type="float" office:value="0.0103970666666667" calcext:value-type="float">
            <text:p>0.0103970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tandard Deviation</text:p>
          </table:table-cell>
          <table:table-cell table:style-name="ce3" office:value-type="float" office:value="0.000000000000017863" calcext:value-type="float">
            <text:p>1.79E-14</text:p>
          </table:table-cell>
          <table:table-cell table:formula="of:=[.G57]/[.I2]" office:value-type="float" office:value="0.0000476346666666667" calcext:value-type="float">
            <text:p>4.76346666666667E-05</text:p>
          </table:table-cell>
          <table:table-cell table:number-columns-repeated="31"/>
        </table:table-row>
        <table:table-row table:style-name="ro1">
          <table:table-cell table:style-name="ce2" office:value-type="string" calcext:value-type="string">
            <text:p>SS</text:p>
          </table:table-cell>
          <table:table-cell table:style-name="ce3" office:value-type="float" office:value="3.7235" calcext:value-type="float">
            <text:p>3.72E+00</text:p>
          </table:table-cell>
          <table:table-cell table:style-name="ce3" office:value-type="float" office:value="2.531" calcext:value-type="float">
            <text:p>2.53E+00</text:p>
          </table:table-cell>
          <table:table-cell table:style-name="ce3" office:value-type="float" office:value="3116.9786" calcext:value-type="float">
            <text:p>3.12E+03</text:p>
          </table:table-cell>
          <table:table-cell table:style-name="ce3" office:value-type="float" office:value="3966.4763" calcext:value-type="float">
            <text:p>3.97E+03</text:p>
          </table:table-cell>
          <table:table-cell table:number-columns-repeated="34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3" office:value-type="float" office:value="2.7961" calcext:value-type="float">
            <text:p>2.80E+00</text:p>
          </table:table-cell>
          <table:table-cell table:style-name="ce3" office:value-type="float" office:value="0.70135" calcext:value-type="float">
            <text:p>7.01E-01</text:p>
          </table:table-cell>
          <table:table-cell table:style-name="ce3" office:value-type="float" office:value="10100.4247" calcext:value-type="float">
            <text:p>1.01E+04</text:p>
          </table:table-cell>
          <table:table-cell table:style-name="ce3" office:value-type="float" office:value="1438.8268" calcext:value-type="float">
            <text:p>1.44E+03</text:p>
          </table:table-cell>
          <table:table-cell office:value-type="string" calcext:value-type="string">
            <text:p>Number of nodes</text:p>
          </table:table-cell>
          <table:table-cell office:value-type="float" office:value="9618" calcext:value-type="float">
            <text:p>9618</text:p>
          </table:table-cell>
          <table:table-cell table:number-columns-repeated="32"/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style-name="ce3" office:value-type="float" office:value="2.5045" calcext:value-type="float">
            <text:p>2.50E+00</text:p>
          </table:table-cell>
          <table:table-cell table:style-name="ce3" office:value-type="float" office:value="0.78183" calcext:value-type="float">
            <text:p>7.82E-01</text:p>
          </table:table-cell>
          <table:table-cell table:style-name="ce3" office:value-type="float" office:value="6105.5748" calcext:value-type="float">
            <text:p>6.11E+03</text:p>
          </table:table-cell>
          <table:table-cell table:style-name="ce3" office:value-type="float" office:value="550.3968" calcext:value-type="float">
            <text:p>5.50E+02</text:p>
          </table:table-cell>
          <table:table-cell office:value-type="string" calcext:value-type="string">
            <text:p>Number of ports</text:p>
          </table:table-cell>
          <table:table-cell office:value-type="float" office:value="20004" calcext:value-type="float">
            <text:p>20004</text:p>
          </table:table-cell>
          <table:table-cell table:number-columns-repeated="32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style-name="ce3" office:value-type="float" office:value="2.4319" calcext:value-type="float">
            <text:p>2.43E+00</text:p>
          </table:table-cell>
          <table:table-cell table:style-name="ce3" office:value-type="float" office:value="0.82079" calcext:value-type="float">
            <text:p>8.21E-01</text:p>
          </table:table-cell>
          <table:table-cell table:style-name="ce3" office:value-type="float" office:value="3939.5808" calcext:value-type="float">
            <text:p>3.94E+03</text:p>
          </table:table-cell>
          <table:table-cell table:style-name="ce3" office:value-type="float" office:value="271.4733" calcext:value-type="float">
            <text:p>2.71E+02</text:p>
          </table:table-cell>
          <table:table-cell office:value-type="string" calcext:value-type="string">
            <text:p>plate_6BC_9618e.tms.mat</text:p>
          </table:table-cell>
          <table:table-cell table:number-columns-repeated="9"/>
          <table:table-cell table:style-name="ce1" office:value-type="string" calcext:value-type="string" table:number-columns-spanned="2" table:number-rows-spanned="1">
            <text:p>Mesh 1</text:p>
          </table:table-cell>
          <table:covered-table-cell/>
          <table:table-cell table:style-name="ce1" office:value-type="string" calcext:value-type="string" table:number-columns-spanned="2" table:number-rows-spanned="1">
            <text:p>Mesh 2</text:p>
          </table:table-cell>
          <table:covered-table-cell/>
          <table:table-cell table:style-name="ce1" office:value-type="string" calcext:value-type="string" table:number-columns-spanned="2" table:number-rows-spanned="1">
            <text:p>Mesh 3</text:p>
          </table:table-cell>
          <table:covered-table-cell/>
          <table:table-cell table:style-name="ce1" office:value-type="string" calcext:value-type="string" table:number-columns-spanned="2" table:number-rows-spanned="1">
            <text:p>Mesh 4</text:p>
          </table:table-cell>
          <table:covered-table-cell/>
          <table:table-cell table:style-name="ce1" office:value-type="string" calcext:value-type="string" table:number-columns-spanned="2" table:number-rows-spanned="1">
            <text:p>Mesh 5</text:p>
          </table:table-cell>
          <table:covered-table-cell/>
          <table:table-cell table:number-columns-repeated="14"/>
        </table:table-row>
        <table:table-row table:style-name="ro1">
          <table:table-cell table:style-name="ce2" office:value-type="float" office:value="0.001" calcext:value-type="float">
            <text:p>0.001</text:p>
          </table:table-cell>
          <table:table-cell table:style-name="ce3" office:value-type="float" office:value="2.4223" calcext:value-type="float">
            <text:p>2.42E+00</text:p>
          </table:table-cell>
          <table:table-cell table:style-name="ce3" office:value-type="float" office:value="0.82575" calcext:value-type="float">
            <text:p>8.26E-01</text:p>
          </table:table-cell>
          <table:table-cell table:style-name="ce3" office:value-type="float" office:value="3307.5377" calcext:value-type="float">
            <text:p>3.31E+03</text:p>
          </table:table-cell>
          <table:table-cell table:style-name="ce3" office:value-type="float" office:value="269.4059" calcext:value-type="float">
            <text:p>2.69E+02</text:p>
          </table:table-cell>
          <table:table-cell table:number-columns-repeated="9"/>
          <table:table-cell office:value-type="string" calcext:value-type="string">
            <text:p>Time-step</text:p>
          </table:table-cell>
          <table:table-cell office:value-type="string" calcext:value-type="string">
            <text:p>Error (%)</text:p>
          </table:table-cell>
          <table:table-cell table:style-name="ce1" office:value-type="string" calcext:value-type="string">
            <text:p>Standard Error</text:p>
          </table:table-cell>
          <table:table-cell office:value-type="string" calcext:value-type="string">
            <text:p>Error (%)</text:p>
          </table:table-cell>
          <table:table-cell table:style-name="ce1" office:value-type="string" calcext:value-type="string">
            <text:p>Standard Error</text:p>
          </table:table-cell>
          <table:table-cell office:value-type="string" calcext:value-type="string">
            <text:p>Error (%)</text:p>
          </table:table-cell>
          <table:table-cell table:style-name="ce1" office:value-type="string" calcext:value-type="string">
            <text:p>Standard Error</text:p>
          </table:table-cell>
          <table:table-cell office:value-type="string" calcext:value-type="string">
            <text:p>Error (%)</text:p>
          </table:table-cell>
          <table:table-cell table:style-name="ce1" office:value-type="string" calcext:value-type="string">
            <text:p>Standard Error</text:p>
          </table:table-cell>
          <table:table-cell office:value-type="string" calcext:value-type="string">
            <text:p>Error (%)</text:p>
          </table:table-cell>
          <table:table-cell table:style-name="ce1" office:value-type="string" calcext:value-type="string">
            <text:p>Standard Error</text:p>
          </table:table-cell>
          <table:table-cell table:number-columns-repeated="4"/>
          <table:table-cell table:style-name="ce1" office:value-type="string" calcext:value-type="string" table:number-columns-spanned="2" table:number-rows-spanned="1">
            <text:p>Mesh 1</text:p>
          </table:table-cell>
          <table:covered-table-cell/>
          <table:table-cell table:style-name="ce1" office:value-type="string" calcext:value-type="string" table:number-columns-spanned="2" table:number-rows-spanned="1">
            <text:p>Mesh 2</text:p>
          </table:table-cell>
          <table:covered-table-cell/>
          <table:table-cell table:style-name="ce1" office:value-type="string" calcext:value-type="string" table:number-columns-spanned="2" table:number-rows-spanned="1">
            <text:p>Mesh 3</text:p>
          </table:table-cell>
          <table:covered-table-cell/>
          <table:table-cell table:style-name="ce1" office:value-type="string" calcext:value-type="string" table:number-columns-spanned="2" table:number-rows-spanned="1">
            <text:p>Mesh 4</text:p>
          </table:table-cell>
          <table:covered-table-cell/>
          <table:table-cell table:style-name="ce1" office:value-type="string" calcext:value-type="string" table:number-columns-spanned="2" table:number-rows-spanned="1">
            <text:p>Mesh 5</text:p>
          </table:table-cell>
          <table:covered-table-cell/>
        </table:table-row>
        <table:table-row table:style-name="ro1">
          <table:table-cell/>
          <table:table-cell table:style-name="ce3" table:number-columns-repeated="3"/>
          <table:table-cell table:style-name="ce6"/>
          <table:table-cell table:number-columns-repeated="9"/>
          <table:table-cell table:style-name="ce2" table:formula="of:=[.O17]" office:value-type="string" office:string-value="SS" calcext:value-type="string">
            <text:p>SS</text:p>
          </table:table-cell>
          <table:table-cell table:formula="of:=[.P17]" office:value-type="float" office:value="6.1881" calcext:value-type="float">
            <text:p>6.1881</text:p>
          </table:table-cell>
          <table:table-cell table:formula="of:=[.Q17]/SQRT([.G5]+[.G6])" office:value-type="float" office:value="0.545066666666667" calcext:value-type="float">
            <text:p>0.5450666667</text:p>
          </table:table-cell>
          <table:table-cell table:style-name="ce3" table:formula="of:=[.R17]" office:value-type="float" office:value="8.1988" calcext:value-type="float">
            <text:p>8.20E+00</text:p>
          </table:table-cell>
          <table:table-cell table:style-name="ce3" table:formula="of:=[.S17]/SQRT([.G24]+[.G25])" office:value-type="float" office:value="0.23106543153109" calcext:value-type="float">
            <text:p>2.31E-01</text:p>
          </table:table-cell>
          <table:table-cell table:formula="of:=[.T17]" office:value-type="float" office:value="5.9263" calcext:value-type="float">
            <text:p>5.9263</text:p>
          </table:table-cell>
          <table:table-cell table:formula="of:=[.U17]/SQRT([.G44]+[.G45])" office:value-type="float" office:value="0.065438605443593" calcext:value-type="float">
            <text:p>0.0654386054</text:p>
          </table:table-cell>
          <table:table-cell table:style-name="ce3" table:formula="of:=[.V17]" office:value-type="float" office:value="3.7235" calcext:value-type="float">
            <text:p>3.72E+00</text:p>
          </table:table-cell>
          <table:table-cell table:style-name="ce3" table:formula="of:=[.W17]/SQRT([.G59]+[.G60])" office:value-type="float" office:value="0.0147056747514012" calcext:value-type="float">
            <text:p>1.47E-02</text:p>
          </table:table-cell>
          <table:table-cell table:style-name="ce3" table:formula="of:=[.X17]" office:value-type="float" office:value="2.4286" calcext:value-type="float">
            <text:p>2.43E+00</text:p>
          </table:table-cell>
          <table:table-cell table:style-name="ce3" table:formula="of:=[.Y17]/SQRT([.G74]+[.G75])" office:value-type="float" office:value="0.00330295180012588" calcext:value-type="float">
            <text:p>3.30E-03</text:p>
          </table:table-cell>
          <table:table-cell table:number-columns-repeated="3"/>
          <table:table-cell office:value-type="string" calcext:value-type="string">
            <text:p>Time-step</text:p>
          </table:table-cell>
          <table:table-cell office:value-type="string" calcext:value-type="string">
            <text:p>Difference (W/m2)</text:p>
          </table:table-cell>
          <table:table-cell table:style-name="ce1" office:value-type="string" calcext:value-type="string">
            <text:p>Standard Error</text:p>
          </table:table-cell>
          <table:table-cell office:value-type="string" calcext:value-type="string">
            <text:p>Difference (W/m2)</text:p>
          </table:table-cell>
          <table:table-cell table:style-name="ce1" office:value-type="string" calcext:value-type="string">
            <text:p>Standard Error</text:p>
          </table:table-cell>
          <table:table-cell office:value-type="string" calcext:value-type="string">
            <text:p>Difference (W/m2)</text:p>
          </table:table-cell>
          <table:table-cell table:style-name="ce1" office:value-type="string" calcext:value-type="string">
            <text:p>Standard Error</text:p>
          </table:table-cell>
          <table:table-cell office:value-type="string" calcext:value-type="string">
            <text:p>Difference (W/m2)</text:p>
          </table:table-cell>
          <table:table-cell table:style-name="ce1" office:value-type="string" calcext:value-type="string">
            <text:p>Standard Error</text:p>
          </table:table-cell>
          <table:table-cell office:value-type="string" calcext:value-type="string">
            <text:p>Difference (W/m2)</text:p>
          </table:table-cell>
          <table:table-cell table:style-name="ce1" office:value-type="string" calcext:value-type="string">
            <text:p>Standard Error</text:p>
          </table:table-cell>
        </table:table-row>
        <table:table-row table:style-name="ro1">
          <table:table-cell table:number-columns-repeated="14"/>
          <table:table-cell table:formula="of:=[.O18]" office:value-type="float" office:value="0.01" calcext:value-type="float">
            <text:p>0.01</text:p>
          </table:table-cell>
          <table:table-cell table:formula="of:=[.P18]" office:value-type="float" office:value="4.5679" calcext:value-type="float">
            <text:p>4.5679</text:p>
          </table:table-cell>
          <table:table-cell table:formula="of:=[.Q18]/SQRT([.G5]+[.G6])" office:value-type="float" office:value="0.0871566666666667" calcext:value-type="float">
            <text:p>0.0871566667</text:p>
          </table:table-cell>
          <table:table-cell table:style-name="ce3" table:formula="of:=[.R18]" office:value-type="float" office:value="5.3133" calcext:value-type="float">
            <text:p>5.31E+00</text:p>
          </table:table-cell>
          <table:table-cell table:formula="of:=[.S18]/SQRT([.G24]+[.G25])" office:value-type="float" office:value="0.0614795012103146" calcext:value-type="float">
            <text:p>0.0614795012</text:p>
          </table:table-cell>
          <table:table-cell table:formula="of:=[.T18]" office:value-type="float" office:value="3.9772" calcext:value-type="float">
            <text:p>3.9772</text:p>
          </table:table-cell>
          <table:table-cell table:formula="of:=[.U18]/SQRT([.G44]+[.G45])" office:value-type="float" office:value="0.0186760385450333" calcext:value-type="float">
            <text:p>0.0186760385</text:p>
          </table:table-cell>
          <table:table-cell table:style-name="ce3" table:formula="of:=[.V18]" office:value-type="float" office:value="2.7961" calcext:value-type="float">
            <text:p>2.80E+00</text:p>
          </table:table-cell>
          <table:table-cell table:style-name="ce3" table:formula="of:=[.W18]/SQRT([.G59]+[.G60])" office:value-type="float" office:value="0.00407499999482229" calcext:value-type="float">
            <text:p>4.07E-03</text:p>
          </table:table-cell>
          <table:table-cell table:style-name="ce3" table:formula="of:=[.X18]" office:value-type="float" office:value="3.0055" calcext:value-type="float">
            <text:p>3.01E+00</text:p>
          </table:table-cell>
          <table:table-cell table:formula="of:=[.Y18]/SQRT([.G74]+[.G75])" office:value-type="float" office:value="0.0021183320990558" calcext:value-type="float">
            <text:p>0.0021183321</text:p>
          </table:table-cell>
          <table:table-cell table:number-columns-repeated="3"/>
          <table:table-cell table:style-name="ce2" table:formula="of:=[.AC18]" office:value-type="string" office:string-value="SS" calcext:value-type="string">
            <text:p>SS</text:p>
          </table:table-cell>
          <table:table-cell table:formula="of:=[.AD18]" office:value-type="float" office:value="2701.7222" calcext:value-type="float">
            <text:p>2701.7222</text:p>
          </table:table-cell>
          <table:table-cell table:formula="of:=[.AE18]/SQRT([.G6])" office:value-type="float" office:value="421.841847473956" calcext:value-type="float">
            <text:p>421.841847474</text:p>
          </table:table-cell>
          <table:table-cell table:style-name="ce3" table:formula="of:=[.AF18]" office:value-type="float" office:value="3435.7663" calcext:value-type="float">
            <text:p>3.44E+03</text:p>
          </table:table-cell>
          <table:table-cell table:style-name="ce3" table:formula="of:=[.AG18]/SQRT([.G25])" office:value-type="float" office:value="180.388108216081" calcext:value-type="float">
            <text:p>1.80E+02</text:p>
          </table:table-cell>
          <table:table-cell table:formula="of:=[.AH18]" office:value-type="float" office:value="3722.9903" calcext:value-type="float">
            <text:p>3722.9903</text:p>
          </table:table-cell>
          <table:table-cell table:formula="of:=[.AI18]/SQRT([.G45])" office:value-type="float" office:value="81.4772863497595" calcext:value-type="float">
            <text:p>81.4772863498</text:p>
          </table:table-cell>
          <table:table-cell table:style-name="ce3" table:formula="of:=[.AJ18]" office:value-type="float" office:value="3116.9786" calcext:value-type="float">
            <text:p>3.12E+03</text:p>
          </table:table-cell>
          <table:table-cell table:style-name="ce3" table:formula="of:=[.AK18]/SQRT([.G60])" office:value-type="float" office:value="28.0444185898064" calcext:value-type="float">
            <text:p>2.80E+01</text:p>
          </table:table-cell>
          <table:table-cell table:style-name="ce3" table:formula="of:=[.AL18]" office:value-type="float" office:value="2643.4934" calcext:value-type="float">
            <text:p>2.64E+03</text:p>
          </table:table-cell>
          <table:table-cell table:style-name="ce3" table:formula="of:=[.AM18]/SQRT([.G75])" office:value-type="float" office:value="9.03952515718827" calcext:value-type="float">
            <text:p>9.04E+00</text:p>
          </table:table-cell>
        </table:table-row>
        <table:table-row table:style-name="ro1">
          <table:table-cell table:number-columns-repeated="14"/>
          <table:table-cell table:formula="of:=[.O19]" office:value-type="float" office:value="0.005" calcext:value-type="float">
            <text:p>0.005</text:p>
          </table:table-cell>
          <table:table-cell table:formula="of:=[.P19]" office:value-type="float" office:value="4.5511" calcext:value-type="float">
            <text:p>4.5511</text:p>
          </table:table-cell>
          <table:table-cell table:formula="of:=[.Q19]/SQRT([.G5]+[.G6])" office:value-type="float" office:value="0.0874955555555556" calcext:value-type="float">
            <text:p>0.0874955556</text:p>
          </table:table-cell>
          <table:table-cell table:style-name="ce3" table:formula="of:=[.R19]" office:value-type="float" office:value="5.2784" calcext:value-type="float">
            <text:p>5.28E+00</text:p>
          </table:table-cell>
          <table:table-cell table:formula="of:=[.S19]/SQRT([.G24]+[.G25])" office:value-type="float" office:value="0.0620452397188678" calcext:value-type="float">
            <text:p>0.0620452397</text:p>
          </table:table-cell>
          <table:table-cell table:formula="of:=[.T19]" office:value-type="float" office:value="3.8928" calcext:value-type="float">
            <text:p>3.8928</text:p>
          </table:table-cell>
          <table:table-cell table:formula="of:=[.U19]/SQRT([.G44]+[.G45])" office:value-type="float" office:value="0.0193442931715119" calcext:value-type="float">
            <text:p>0.0193442932</text:p>
          </table:table-cell>
          <table:table-cell table:style-name="ce3" table:formula="of:=[.V19]" office:value-type="float" office:value="2.5045" calcext:value-type="float">
            <text:p>2.50E+00</text:p>
          </table:table-cell>
          <table:table-cell table:style-name="ce3" table:formula="of:=[.W19]/SQRT([.G59]+[.G60])" office:value-type="float" office:value="0.00454260675262267" calcext:value-type="float">
            <text:p>4.54E-03</text:p>
          </table:table-cell>
          <table:table-cell table:style-name="ce3" table:formula="of:=[.X19]" office:value-type="float" office:value="1.864" calcext:value-type="float">
            <text:p>1.86E+00</text:p>
          </table:table-cell>
          <table:table-cell table:formula="of:=[.Y19]/SQRT([.G74]+[.G75])" office:value-type="float" office:value="0.0010635114683988" calcext:value-type="float">
            <text:p>0.0010635115</text:p>
          </table:table-cell>
          <table:table-cell table:number-columns-repeated="3"/>
          <table:table-cell table:formula="of:=[.AC19]" office:value-type="float" office:value="0.01" calcext:value-type="float">
            <text:p>0.01</text:p>
          </table:table-cell>
          <table:table-cell table:style-name="ce3" table:formula="of:=[.AD19]" office:value-type="float" office:value="3054.0622" calcext:value-type="float">
            <text:p>3.05E+03</text:p>
          </table:table-cell>
          <table:table-cell table:style-name="ce3" table:formula="of:=[.AE19]/SQRT([.G6])" office:value-type="float" office:value="50.5319885229165" calcext:value-type="float">
            <text:p>5.05E+01</text:p>
          </table:table-cell>
          <table:table-cell table:formula="of:=[.AF19]" office:value-type="float" office:value="4572.1551" calcext:value-type="float">
            <text:p>4572.1551</text:p>
          </table:table-cell>
          <table:table-cell table:formula="of:=[.AG19]/SQRT([.G25])" office:value-type="float" office:value="9.66088502656685" calcext:value-type="float">
            <text:p>9.6608850266</text:p>
          </table:table-cell>
          <table:table-cell table:formula="of:=[.AH19]" office:value-type="float" office:value="6092.3496" calcext:value-type="float">
            <text:p>6092.3496</text:p>
          </table:table-cell>
          <table:table-cell table:formula="of:=[.AI19]/SQRT([.G45])" office:value-type="float" office:value="8.28320349963999" calcext:value-type="float">
            <text:p>8.2832034996</text:p>
          </table:table-cell>
          <table:table-cell table:style-name="ce3" table:formula="of:=[.AJ19]" office:value-type="float" office:value="10100.4247" calcext:value-type="float">
            <text:p>1.01E+04</text:p>
          </table:table-cell>
          <table:table-cell table:style-name="ce3" table:formula="of:=[.AK19]/SQRT([.G60])" office:value-type="float" office:value="10.1730246207274" calcext:value-type="float">
            <text:p>1.02E+01</text:p>
          </table:table-cell>
          <table:table-cell table:style-name="ce3" table:formula="of:=[.AL19]" office:value-type="float" office:value="20913.2546" calcext:value-type="float">
            <text:p>2.09E+04</text:p>
          </table:table-cell>
          <table:table-cell table:formula="of:=[.AM19]/SQRT([.G75])" office:value-type="float" office:value="14.4814962563588" calcext:value-type="float">
            <text:p>14.4814962564</text:p>
          </table:table-cell>
        </table:table-row>
        <table:table-row table:style-name="ro1">
          <table:table-cell table:number-columns-repeated="14"/>
          <table:table-cell table:formula="of:=[.O20]" office:value-type="float" office:value="0.002" calcext:value-type="float">
            <text:p>0.002</text:p>
          </table:table-cell>
          <table:table-cell table:formula="of:=[.P20]" office:value-type="float" office:value="4.5433" calcext:value-type="float">
            <text:p>4.5433</text:p>
          </table:table-cell>
          <table:table-cell table:style-name="ce3" table:formula="of:=[.Q20]/SQRT([.G5]+[.G6])" office:value-type="float" office:value="0.0878188888888889" calcext:value-type="float">
            <text:p>8.78E-02</text:p>
          </table:table-cell>
          <table:table-cell table:style-name="ce3" table:formula="of:=[.R20]" office:value-type="float" office:value="5.2662" calcext:value-type="float">
            <text:p>5.27E+00</text:p>
          </table:table-cell>
          <table:table-cell table:formula="of:=[.S20]/SQRT([.G24]+[.G25])" office:value-type="float" office:value="0.0622312359408579" calcext:value-type="float">
            <text:p>0.0622312359</text:p>
          </table:table-cell>
          <table:table-cell table:formula="of:=[.T20]" office:value-type="float" office:value="3.8692" calcext:value-type="float">
            <text:p>3.8692</text:p>
          </table:table-cell>
          <table:table-cell table:formula="of:=[.U20]/SQRT([.G44]+[.G45])" office:value-type="float" office:value="0.0195166967623614" calcext:value-type="float">
            <text:p>0.0195166968</text:p>
          </table:table-cell>
          <table:table-cell table:style-name="ce3" table:formula="of:=[.V20]" office:value-type="float" office:value="2.4319" calcext:value-type="float">
            <text:p>2.43E+00</text:p>
          </table:table-cell>
          <table:table-cell table:style-name="ce3" table:formula="of:=[.W20]/SQRT([.G59]+[.G60])" office:value-type="float" office:value="0.00476897304591172" calcext:value-type="float">
            <text:p>4.77E-03</text:p>
          </table:table-cell>
          <table:table-cell table:style-name="ce3" table:formula="of:=[.X20]" office:value-type="float" office:value="1.5908" calcext:value-type="float">
            <text:p>1.59E+00</text:p>
          </table:table-cell>
          <table:table-cell table:formula="of:=[.Y20]/SQRT([.G74]+[.G75])" office:value-type="float" office:value="0.00110388810359325" calcext:value-type="float">
            <text:p>0.0011038881</text:p>
          </table:table-cell>
          <table:table-cell table:number-columns-repeated="3"/>
          <table:table-cell table:formula="of:=[.AC20]" office:value-type="float" office:value="0.005" calcext:value-type="float">
            <text:p>0.005</text:p>
          </table:table-cell>
          <table:table-cell table:style-name="ce3" table:formula="of:=[.AD20]" office:value-type="float" office:value="2746.03" calcext:value-type="float">
            <text:p>2.75E+03</text:p>
          </table:table-cell>
          <table:table-cell table:style-name="ce3" table:formula="of:=[.AE20]/SQRT([.G6])" office:value-type="float" office:value="70.4059830949236" calcext:value-type="float">
            <text:p>7.04E+01</text:p>
          </table:table-cell>
          <table:table-cell table:formula="of:=[.AF20]" office:value-type="float" office:value="3791.311" calcext:value-type="float">
            <text:p>3791.311</text:p>
          </table:table-cell>
          <table:table-cell table:formula="of:=[.AG20]/SQRT([.G25])" office:value-type="float" office:value="10.2496452498696" calcext:value-type="float">
            <text:p>10.2496452499</text:p>
          </table:table-cell>
          <table:table-cell table:formula="of:=[.AH20]" office:value-type="float" office:value="4539.5346" calcext:value-type="float">
            <text:p>4539.5346</text:p>
          </table:table-cell>
          <table:table-cell table:formula="of:=[.AI20]/SQRT([.G45])" office:value-type="float" office:value="6.0902333733325" calcext:value-type="float">
            <text:p>6.0902333733</text:p>
          </table:table-cell>
          <table:table-cell table:style-name="ce3" table:formula="of:=[.AJ20]" office:value-type="float" office:value="6105.5748" calcext:value-type="float">
            <text:p>6.11E+03</text:p>
          </table:table-cell>
          <table:table-cell table:style-name="ce3" table:formula="of:=[.AK20]/SQRT([.G60])" office:value-type="float" office:value="3.8915039652928" calcext:value-type="float">
            <text:p>3.89E+00</text:p>
          </table:table-cell>
          <table:table-cell table:style-name="ce3" table:formula="of:=[.AL20]" office:value-type="float" office:value="10718.8501" calcext:value-type="float">
            <text:p>1.07E+04</text:p>
          </table:table-cell>
          <table:table-cell table:formula="of:=[.AM20]/SQRT([.G75])" office:value-type="float" office:value="5.12896416418332" calcext:value-type="float">
            <text:p>5.1289641642</text:p>
          </table:table-cell>
        </table:table-row>
        <table:table-row table:style-name="ro1">
          <table:table-cell table:number-columns-repeated="14"/>
          <table:table-cell table:formula="of:=[.O21]" office:value-type="float" office:value="0.001" calcext:value-type="float">
            <text:p>0.001</text:p>
          </table:table-cell>
          <table:table-cell table:formula="of:=[.P21]" office:value-type="float" office:value="4.541" calcext:value-type="float">
            <text:p>4.541</text:p>
          </table:table-cell>
          <table:table-cell table:formula="of:=[.Q21]/SQRT([.G5]+[.G6])" office:value-type="float" office:value="0.0879455555555556" calcext:value-type="float">
            <text:p>0.0879455556</text:p>
          </table:table-cell>
          <table:table-cell table:style-name="ce3" table:formula="of:=[.R21]" office:value-type="float" office:value="5.2635" calcext:value-type="float">
            <text:p>5.26E+00</text:p>
          </table:table-cell>
          <table:table-cell table:style-name="ce3" table:formula="of:=[.S21]/SQRT([.G24]+[.G25])" office:value-type="float" office:value="0.0622699851537725" calcext:value-type="float">
            <text:p>6.23E-02</text:p>
          </table:table-cell>
          <table:table-cell table:style-name="ce9" table:formula="of:=[.T21]" office:value-type="float" office:value="3.8654" calcext:value-type="float">
            <text:p>3.87</text:p>
          </table:table-cell>
          <table:table-cell table:style-name="ce9" table:formula="of:=[.U21]/SQRT([.G44]+[.G45])" office:value-type="float" office:value="0.0195350051082923" calcext:value-type="float">
            <text:p>0.02</text:p>
          </table:table-cell>
          <table:table-cell table:style-name="ce9" table:formula="of:=[.V21]" office:value-type="float" office:value="2.4223" calcext:value-type="float">
            <text:p>2.42</text:p>
          </table:table-cell>
          <table:table-cell table:style-name="ce9" table:formula="of:=[.W21]/SQRT([.G59]+[.G60])" office:value-type="float" office:value="0.00479779175265488" calcext:value-type="float">
            <text:p>0.00</text:p>
          </table:table-cell>
          <table:table-cell table:style-name="ce9" table:formula="of:=[.X21]" office:value-type="float" office:value="1.557" calcext:value-type="float">
            <text:p>1.56</text:p>
          </table:table-cell>
          <table:table-cell table:style-name="ce9" table:formula="of:=[.Y21]/SQRT([.G74]+[.G75])" office:value-type="float" office:value="0.00114402633675489" calcext:value-type="float">
            <text:p>0.00</text:p>
          </table:table-cell>
          <table:table-cell table:number-columns-repeated="3"/>
          <table:table-cell table:formula="of:=[.AC21]" office:value-type="float" office:value="0.002" calcext:value-type="float">
            <text:p>0.002</text:p>
          </table:table-cell>
          <table:table-cell table:style-name="ce3" table:formula="of:=[.AD21]" office:value-type="float" office:value="2580.119" calcext:value-type="float">
            <text:p>2.58E+03</text:p>
          </table:table-cell>
          <table:table-cell table:style-name="ce3" table:formula="of:=[.AE21]/SQRT([.G6])" office:value-type="float" office:value="98.3420830799519" calcext:value-type="float">
            <text:p>9.83E+01</text:p>
          </table:table-cell>
          <table:table-cell table:formula="of:=[.AF21]" office:value-type="float" office:value="3373.6095" calcext:value-type="float">
            <text:p>3373.6095</text:p>
          </table:table-cell>
          <table:table-cell table:formula="of:=[.AG21]/SQRT([.G25])" office:value-type="float" office:value="13.0849727445647" calcext:value-type="float">
            <text:p>13.0849727446</text:p>
          </table:table-cell>
          <table:table-cell table:formula="of:=[.AH21]" office:value-type="float" office:value="3736.3954" calcext:value-type="float">
            <text:p>3736.3954</text:p>
          </table:table-cell>
          <table:table-cell table:formula="of:=[.AI21]/SQRT([.G45])" office:value-type="float" office:value="6.33126755704631" calcext:value-type="float">
            <text:p>6.331267557</text:p>
          </table:table-cell>
          <table:table-cell table:style-name="ce3" table:formula="of:=[.AJ21]" office:value-type="float" office:value="3939.5808" calcext:value-type="float">
            <text:p>3.94E+03</text:p>
          </table:table-cell>
          <table:table-cell table:style-name="ce3" table:formula="of:=[.AK21]/SQRT([.G60])" office:value-type="float" office:value="1.91941418158885" calcext:value-type="float">
            <text:p>1.92E+00</text:p>
          </table:table-cell>
          <table:table-cell table:style-name="ce3" table:formula="of:=[.AL21]" office:value-type="float" office:value="5382.282" calcext:value-type="float">
            <text:p>5.38E+03</text:p>
          </table:table-cell>
          <table:table-cell table:formula="of:=[.AM21]/SQRT([.G75])" office:value-type="float" office:value="1.34930153431403" calcext:value-type="float">
            <text:p>1.3493015343</text:p>
          </table:table-cell>
        </table:table-row>
        <table:table-row table:style-name="ro1">
          <table:table-cell table:number-columns-repeated="14"/>
          <table:table-cell table:style-name="ce8"/>
          <table:table-cell table:style-name="ce9" table:number-columns-repeated="6"/>
          <table:table-cell table:number-columns-repeated="7"/>
          <table:table-cell table:formula="of:=[.AC22]" office:value-type="float" office:value="0.001" calcext:value-type="float">
            <text:p>0.001</text:p>
          </table:table-cell>
          <table:table-cell table:style-name="ce3" table:formula="of:=[.AD22]" office:value-type="float" office:value="2529.9605" calcext:value-type="float">
            <text:p>2.53E+03</text:p>
          </table:table-cell>
          <table:table-cell table:style-name="ce3" table:formula="of:=[.AE22]/SQRT([.G6])" office:value-type="float" office:value="118.901014756736" calcext:value-type="float">
            <text:p>1.19E+02</text:p>
          </table:table-cell>
          <table:table-cell table:style-name="ce3" table:formula="of:=[.AF22]" office:value-type="float" office:value="3248.7897" calcext:value-type="float">
            <text:p>3.25E+03</text:p>
          </table:table-cell>
          <table:table-cell table:style-name="ce3" table:formula="of:=[.AG22]/SQRT([.G25])" office:value-type="float" office:value="16.3053361371062" calcext:value-type="float">
            <text:p>1.63E+01</text:p>
          </table:table-cell>
          <table:table-cell table:style-name="ce9" table:formula="of:=[.AH22]" office:value-type="float" office:value="3508.2114" calcext:value-type="float">
            <text:p>3,508.21</text:p>
          </table:table-cell>
          <table:table-cell table:style-name="ce9" table:formula="of:=[.AI22]/SQRT([.G45])" office:value-type="float" office:value="6.59109828962731" calcext:value-type="float">
            <text:p>6.59</text:p>
          </table:table-cell>
          <table:table-cell table:style-name="ce9" table:formula="of:=[.AJ22]" office:value-type="float" office:value="3307.5377" calcext:value-type="float">
            <text:p>3,307.54</text:p>
          </table:table-cell>
          <table:table-cell table:style-name="ce9" table:formula="of:=[.AK22]/SQRT([.G60])" office:value-type="float" office:value="1.90479691764792" calcext:value-type="float">
            <text:p>1.90</text:p>
          </table:table-cell>
          <table:table-cell table:style-name="ce9" table:formula="of:=[.AL22]" office:value-type="float" office:value="3755.1288" calcext:value-type="float">
            <text:p>3,755.13</text:p>
          </table:table-cell>
          <table:table-cell table:style-name="ce9" table:formula="of:=[.AM22]/SQRT([.G75])" office:value-type="float" office:value="0.671694216154903" calcext:value-type="float">
            <text:p>0.67</text:p>
          </table:table-cell>
        </table:table-row>
        <table:table-row table:style-name="ro1">
          <table:table-cell table:number-columns-repeated="28"/>
          <table:table-cell table:style-name="ce8"/>
          <table:table-cell table:style-name="ce9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Mesh 5</text:p>
          </table:table-cell>
          <table:covered-table-cell table:number-columns-repeated="4"/>
          <table:table-cell office:value-type="string" calcext:value-type="string">
            <text:p>Volume</text:p>
          </table:table-cell>
          <table:table-cell table:number-columns-repeated="3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emperature</text:p>
          </table:table-cell>
          <table:covered-table-cell/>
          <table:table-cell table:style-name="ce1" office:value-type="string" calcext:value-type="string" table:number-columns-spanned="2" table:number-rows-spanned="1">
            <text:p>Heat flux</text:p>
          </table:table-cell>
          <table:covered-table-cell/>
          <table:table-cell office:value-type="string" calcext:value-type="string">
            <text:p>Mean</text:p>
          </table:table-cell>
          <table:table-cell table:style-name="ce3" office:value-type="float" office:value="5.3617E-015" calcext:value-type="float">
            <text:p>5.36E-15</text:p>
          </table:table-cell>
          <table:table-cell table:formula="of:=[.G71]/[.I2]*100" office:value-type="float" office:value="0.00142978666666667" calcext:value-type="float">
            <text:p>0.00142978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tandard Deviation</text:p>
          </table:table-cell>
          <table:table-cell table:style-name="ce3" office:value-type="float" office:value="2.6592E-015" calcext:value-type="float">
            <text:p>2.66E-15</text:p>
          </table:table-cell>
          <table:table-cell table:formula="of:=[.G72]/[.I2]" office:value-type="float" office:value="0.0000070912" calcext:value-type="float">
            <text:p>7.0912E-06</text:p>
          </table:table-cell>
          <table:table-cell table:number-columns-repeated="31"/>
        </table:table-row>
        <table:table-row table:style-name="ro1">
          <table:table-cell table:style-name="ce2" office:value-type="string" calcext:value-type="string">
            <text:p>SS</text:p>
          </table:table-cell>
          <table:table-cell table:style-name="ce3" office:value-type="float" office:value="2.4286" calcext:value-type="float">
            <text:p>2.43E+00</text:p>
          </table:table-cell>
          <table:table-cell table:style-name="ce3" office:value-type="float" office:value="1.524" calcext:value-type="float">
            <text:p>1.52E+00</text:p>
          </table:table-cell>
          <table:table-cell table:style-name="ce3" office:value-type="float" office:value="2643.4934" calcext:value-type="float">
            <text:p>2.64E+03</text:p>
          </table:table-cell>
          <table:table-cell table:style-name="ce3" office:value-type="float" office:value="3417.7774" calcext:value-type="float">
            <text:p>3.42E+03</text:p>
          </table:table-cell>
          <table:table-cell table:number-columns-repeated="2"/>
          <table:table-cell table:style-name="ce5"/>
          <table:table-cell table:number-columns-repeated="31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3" office:value-type="float" office:value="3.0055" calcext:value-type="float">
            <text:p>3.01E+00</text:p>
          </table:table-cell>
          <table:table-cell table:style-name="ce3" office:value-type="float" office:value="0.97741" calcext:value-type="float">
            <text:p>9.77E-01</text:p>
          </table:table-cell>
          <table:table-cell table:style-name="ce3" office:value-type="float" office:value="20913.2546" calcext:value-type="float">
            <text:p>2.09E+04</text:p>
          </table:table-cell>
          <table:table-cell table:style-name="ce3" office:value-type="float" office:value="5475.3463" calcext:value-type="float">
            <text:p>5.48E+03</text:p>
          </table:table-cell>
          <table:table-cell office:value-type="string" calcext:value-type="string">
            <text:p>Number of nodes</text:p>
          </table:table-cell>
          <table:table-cell office:value-type="float" office:value="69941" calcext:value-type="float">
            <text:p>69941</text:p>
          </table:table-cell>
          <table:table-cell table:number-columns-repeated="32"/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style-name="ce3" office:value-type="float" office:value="1.864" calcext:value-type="float">
            <text:p>1.86E+00</text:p>
          </table:table-cell>
          <table:table-cell table:style-name="ce3" office:value-type="float" office:value="0.49071" calcext:value-type="float">
            <text:p>4.91E-01</text:p>
          </table:table-cell>
          <table:table-cell table:style-name="ce3" office:value-type="float" office:value="10718.8501" calcext:value-type="float">
            <text:p>1.07E+04</text:p>
          </table:table-cell>
          <table:table-cell table:style-name="ce3" office:value-type="float" office:value="1939.2233" calcext:value-type="float">
            <text:p>1.94E+03</text:p>
          </table:table-cell>
          <table:table-cell office:value-type="string" calcext:value-type="string">
            <text:p>Number of ports</text:p>
          </table:table-cell>
          <table:table-cell office:value-type="float" office:value="142954" calcext:value-type="float">
            <text:p>142954</text:p>
          </table:table-cell>
          <table:table-cell table:number-columns-repeated="32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style-name="ce3" office:value-type="float" office:value="1.5908" calcext:value-type="float">
            <text:p>1.59E+00</text:p>
          </table:table-cell>
          <table:table-cell table:style-name="ce3" office:value-type="float" office:value="0.50934" calcext:value-type="float">
            <text:p>5.09E-01</text:p>
          </table:table-cell>
          <table:table-cell table:style-name="ce3" office:value-type="float" office:value="5382.282" calcext:value-type="float">
            <text:p>5.38E+03</text:p>
          </table:table-cell>
          <table:table-cell table:style-name="ce3" office:value-type="float" office:value="510.1609" calcext:value-type="float">
            <text:p>5.10E+02</text:p>
          </table:table-cell>
          <table:table-cell table:number-columns-repeated="34"/>
        </table:table-row>
        <table:table-row table:style-name="ro1">
          <table:table-cell table:style-name="ce2" office:value-type="float" office:value="0.001" calcext:value-type="float">
            <text:p>0.001</text:p>
          </table:table-cell>
          <table:table-cell table:style-name="ce3" office:value-type="float" office:value="1.557" calcext:value-type="float">
            <text:p>1.56E+00</text:p>
          </table:table-cell>
          <table:table-cell table:style-name="ce3" office:value-type="float" office:value="0.52786" calcext:value-type="float">
            <text:p>5.28E-01</text:p>
          </table:table-cell>
          <table:table-cell table:style-name="ce3" office:value-type="float" office:value="3755.1288" calcext:value-type="float">
            <text:p>3.76E+03</text:p>
          </table:table-cell>
          <table:table-cell table:style-name="ce3" office:value-type="float" office:value="253.9626" calcext:value-type="float">
            <text:p>2.54E+02</text:p>
          </table:table-cell>
          <table:table-cell table:number-columns-repeated="34"/>
        </table:table-row>
        <table:table-row table:style-name="ro1">
          <table:table-cell/>
          <table:table-cell table:style-name="ce3" table:number-columns-repeated="3"/>
          <table:table-cell table:style-name="ce6"/>
          <table:table-cell table:number-columns-repeated="34"/>
        </table:table-row>
        <table:table-row table:style-name="ro1" table:number-rows-repeated="2">
          <table:table-cell table:number-columns-repeated="39"/>
        </table:table-row>
        <table:table-row table:style-name="ro1" table:number-rows-repeated="4">
          <table:table-cell table:number-columns-repeated="8"/>
          <table:table-cell table:style-name="ce7"/>
          <table:table-cell table:number-columns-repeated="30"/>
        </table:table-row>
        <table:table-row table:style-name="ro2">
          <table:table-cell table:number-columns-repeated="8"/>
          <table:table-cell table:style-name="ce7" office:value-type="string" calcext:value-type="string">
            <text:p><text:s/></text:p>
          </table:table-cell>
          <table:table-cell table:number-columns-repeated="30"/>
        </table:table-row>
        <table:table-row table:style-name="ro2">
          <table:table-cell table:number-columns-repeated="8"/>
          <table:table-cell table:style-name="ce7" office:value-type="string" calcext:value-type="string">
            <text:p><text:s/></text:p>
          </table:table-cell>
          <table:table-cell table:number-columns-repeated="30"/>
        </table:table-row>
        <table:table-row table:style-name="ro1" table:number-rows-repeated="2">
          <table:table-cell table:number-columns-repeated="8"/>
          <table:table-cell table:style-name="ce7"/>
          <table:table-cell table:number-columns-repeated="30"/>
        </table:table-row>
        <table:table-row table:style-name="ro2">
          <table:table-cell table:number-columns-repeated="8"/>
          <table:table-cell table:style-name="ce7" office:value-type="string" calcext:value-type="string">
            <text:p><text:s/></text:p>
          </table:table-cell>
          <table:table-cell table:number-columns-repeated="30"/>
        </table:table-row>
        <table:table-row table:style-name="ro2">
          <table:table-cell table:number-columns-repeated="8"/>
          <table:table-cell table:style-name="ce7" office:value-type="string" calcext:value-type="string">
            <text:p><text:s/></text:p>
          </table:table-cell>
          <table:table-cell table:number-columns-repeated="30"/>
        </table:table-row>
        <table:table-row table:style-name="ro1" table:number-rows-repeated="3">
          <table:table-cell table:number-columns-repeated="8"/>
          <table:table-cell table:style-name="ce7"/>
          <table:table-cell table:number-columns-repeated="30"/>
        </table:table-row>
        <table:table-row table:style-name="ro1">
          <table:table-cell table:number-columns-repeated="8"/>
          <table:table-cell table:style-name="ce7"/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5" loext:min-decimal-places="5" number:min-integer-digits="1" number:grouping="true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/00/0000</text:date>, <text:time style:data-style-name="N2" text:time-value="00:59:35.5981767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17:54:54.192195432</meta:creation-date>
    <dc:date>2016-03-21T01:16:56.936018753</dc:date>
    <meta:editing-duration>P2DT6H55M29S</meta:editing-duration>
    <meta:editing-cycles>66</meta:editing-cycles>
    <meta:generator>LibreOffice/5.0.5.2$Linux_X86_64 LibreOffice_project/00m0$Build-2</meta:generator>
    <meta:document-statistic meta:table-count="1" meta:cell-count="53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ffffff"/>
    </style:style>
    <style:style style:name="ch7" style:family="chart" style:data-style-name="N1">
      <style:chart-properties chart:display-label="true" chart:logarithmic="false" chart:minimum="0" chart:maximum="15" chart:interval-major="2" chart:interval-minor-divisor="2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 chart:error-category="cell-range" chart:error-upper-range="Sheet1.Q17:Sheet1.Q21" chart:error-lower-range="Sheet1.Q17:Sheet1.Q21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false" chart:error-category="cell-range" chart:error-upper-range="Sheet1.Q17:Sheet1.Q21" loext:std-weight="1"/>
      <style:graphic-properties draw:stroke="solid" svg:stroke-width="0.051cm" svg:stroke-color="#004586" svg:stroke-opacity="100%" draw:stroke-linejoin="round"/>
    </style:style>
    <style:style style:name="ch13" style:family="chart" style:data-style-name="N4">
      <style:chart-properties chart:link-data-style-to-source="true" chart:error-category="cell-range" chart:error-upper-range="Sheet1.S17:Sheet1.S21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false" chart:error-category="cell-range" chart:error-upper-range="Sheet1.S17:Sheet1.S21" loext:std-weight="1"/>
      <style:graphic-properties draw:stroke="solid" svg:stroke-width="0.051cm" svg:stroke-color="#ff420e" svg:stroke-opacity="100%" draw:stroke-linejoin="round"/>
    </style:style>
    <style:style style:name="ch15" style:family="chart" style:data-style-name="N4">
      <style:chart-properties chart:link-data-style-to-source="true" chart:error-category="cell-range" chart:error-upper-range="Sheet1.U17:Sheet1.U21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false" chart:error-category="cell-range" chart:error-upper-range="Sheet1.U17:Sheet1.U21" loext:std-weight="1"/>
      <style:graphic-properties draw:stroke="solid" svg:stroke-width="0.051cm" svg:stroke-color="#ffd320" svg:stroke-opacity="100%" draw:stroke-linejoin="round"/>
    </style:style>
    <style:style style:name="ch17" style:family="chart" style:data-style-name="N1">
      <style:chart-properties chart:link-data-style-to-source="true" chart:error-category="cell-range" chart:error-upper-range="Sheet1.W17:Sheet1.W21" chart:error-lower-range="Sheet1.W17:Sheet1.W21"/>
      <style:graphic-properties draw:stroke="none" draw:fill-color="#579d1c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false" chart:error-category="cell-range" chart:error-upper-range="Sheet1.W17:Sheet1.W21" loext:std-weight="1"/>
      <style:graphic-properties draw:stroke="solid" svg:stroke-width="0cm" svg:stroke-color="#000000" svg:stroke-opacity="100%" draw:stroke-linejoin="round"/>
    </style:style>
    <style:style style:name="ch19" style:family="chart" style:data-style-name="N61">
      <style:chart-properties chart:link-data-style-to-source="true" chart:error-category="cell-range" chart:error-upper-range="Sheet1.Y17:Sheet1.Y21" chart:error-lower-range="Sheet1.Y17:Sheet1.Y21"/>
      <style:graphic-properties draw:stroke="none" draw:fill-color="#7e0021" dr3d:edge-rounding="5%"/>
      <style:text-properties fo:font-size="10pt" style:font-size-asian="10pt" style:font-size-complex="10pt"/>
    </style:style>
    <style:style style:name="ch20" style:family="chart">
      <style:chart-properties chart:error-upper-indicator="true" chart:error-lower-indicator="false" chart:error-category="cell-range" chart:error-upper-range="Sheet1.Y17:Sheet1.Y21" loext:std-weight="1"/>
      <style:graphic-properties draw:stroke="solid" svg:stroke-width="0cm" svg:stroke-color="#000000" svg:stroke-opacity="100%" draw:stroke-linejoin="round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top" svg:x="4.056cm" svg:y="0.185cm" style:legend-expansion="wide" chart:style-name="ch2"/>
        <chart:plot-area chart:style-name="ch3" table:cell-range-address="Sheet1.O17:Sheet1.P21 Sheet1.R17:Sheet1.R21 Sheet1.T17:Sheet1.T21 Sheet1.V17:Sheet1.V21 Sheet1.X17:Sheet1.X21" chart:data-source-has-labels="both" svg:x="1.33cm" svg:y="0.963cm" svg:width="14.349cm" svg:height="6.881cm">
          <chartooo:coordinate-region svg:x="1.951cm" svg:y="0.963cm" svg:width="13.728cm" svg:height="6.234cm"/>
          <chart:axis chart:dimension="x" chart:name="primary-x" chart:style-name="ch4" chartooo:axis-type="auto">
            <chartooo:date-scale/>
            <chart:title svg:x="7.521cm" svg:y="8.024cm" chart:style-name="ch5">
              <text:p>Time-step (s)</text:p>
            </chart:title>
            <chart:categories table:cell-range-address="Sheet1.O17:Sheet1.O21"/>
            <chart:grid chart:style-name="ch6" chart:class="major"/>
          </chart:axis>
          <chart:axis chart:dimension="y" chart:name="primary-y" chart:style-name="ch7">
            <chart:title svg:x="0.451cm" svg:y="5.783cm" chart:style-name="ch8">
              <text:p>Absolute Error (%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Sheet1.P17:Sheet1.P21" loext:label-string="mesh1" chart:class="chart:bar">
            <chart:error-indicator chart:style-name="ch12" chart:dimension="y"/>
            <chart:data-point chart:repeated="5"/>
          </chart:series>
          <chart:series chart:style-name="ch13" chart:values-cell-range-address="Sheet1.R17:Sheet1.R21" loext:label-string="mesh2" chart:class="chart:bar">
            <chart:error-indicator chart:style-name="ch14" chart:dimension="y"/>
            <chart:data-point chart:repeated="5"/>
          </chart:series>
          <chart:series chart:style-name="ch15" chart:values-cell-range-address="Sheet1.T17:Sheet1.T21" loext:label-string="mesh3" chart:class="chart:bar">
            <chart:error-indicator chart:style-name="ch16" chart:dimension="y"/>
            <chart:data-point chart:repeated="5"/>
          </chart:series>
          <chart:series chart:style-name="ch17" chart:values-cell-range-address="Sheet1.V17:Sheet1.V21" loext:label-string="mesh4" chart:class="chart:bar">
            <chart:error-indicator chart:style-name="ch18" chart:dimension="y"/>
            <chart:data-point chart:repeated="5"/>
          </chart:series>
          <chart:series chart:style-name="ch19" chart:values-cell-range-address="Sheet1.X17:Sheet1.X21" loext:label-string="mesh5" chart:class="chart:bar">
            <chart:error-indicator chart:style-name="ch20" chart:dimension="y"/>
            <chart:data-point chart:repeated="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sh1</text:p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mesh2</text:p>
              </table:table-cell>
              <table:table-cell office:value-type="string">
                <text:p>Column S</text:p>
              </table:table-cell>
              <table:table-cell office:value-type="string">
                <text:p>mesh3</text:p>
              </table:table-cell>
              <table:table-cell office:value-type="string">
                <text:p>Column U</text:p>
              </table:table-cell>
              <table:table-cell office:value-type="string">
                <text:p>mesh4</text:p>
              </table:table-cell>
              <table:table-cell office:value-type="string">
                <text:p>Column W</text:p>
              </table:table-cell>
              <table:table-cell office:value-type="string">
                <text:p>Column W</text:p>
              </table:table-cell>
              <table:table-cell office:value-type="string">
                <text:p>mesh5</text:p>
              </table:table-cell>
              <table:table-cell office:value-type="string">
                <text:p>Column Y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SS</text:p>
                <draw:g>
                  <svg:desc>Sheet1.O17:Sheet1.O21</svg:desc>
                </draw:g>
              </table:table-cell>
              <table:table-cell office:value-type="float" office:value="6.1881">
                <text:p>6.1881</text:p>
                <draw:g>
                  <svg:desc>Sheet1.P17:Sheet1.P21</svg:desc>
                </draw:g>
              </table:table-cell>
              <table:table-cell office:value-type="float" office:value="4.9056">
                <text:p>4.9056</text:p>
                <draw:g>
                  <svg:desc>Sheet1.Q17:Sheet1.Q21</svg:desc>
                </draw:g>
              </table:table-cell>
              <table:table-cell office:value-type="float" office:value="4.9056">
                <text:p>4.9056</text:p>
                <draw:g>
                  <svg:desc>Sheet1.Q17:Sheet1.Q21</svg:desc>
                </draw:g>
              </table:table-cell>
              <table:table-cell office:value-type="float" office:value="8.1988">
                <text:p>8.1988</text:p>
                <draw:g>
                  <svg:desc>Sheet1.R17:Sheet1.R21</svg:desc>
                </draw:g>
              </table:table-cell>
              <table:table-cell office:value-type="float" office:value="5.9631">
                <text:p>5.9631</text:p>
                <draw:g>
                  <svg:desc>Sheet1.S17:Sheet1.S21</svg:desc>
                </draw:g>
              </table:table-cell>
              <table:table-cell office:value-type="float" office:value="5.9263">
                <text:p>5.9263</text:p>
                <draw:g>
                  <svg:desc>Sheet1.T17:Sheet1.T21</svg:desc>
                </draw:g>
              </table:table-cell>
              <table:table-cell office:value-type="float" office:value="4.2891">
                <text:p>4.2891</text:p>
                <draw:g>
                  <svg:desc>Sheet1.U17:Sheet1.U21</svg:desc>
                </draw:g>
              </table:table-cell>
              <table:table-cell office:value-type="float" office:value="3.7235">
                <text:p>3.7235</text:p>
                <draw:g>
                  <svg:desc>Sheet1.V17:Sheet1.V21</svg:desc>
                </draw:g>
              </table:table-cell>
              <table:table-cell office:value-type="float" office:value="2.531">
                <text:p>2.531</text:p>
                <draw:g>
                  <svg:desc>Sheet1.W17:Sheet1.W21</svg:desc>
                </draw:g>
              </table:table-cell>
              <table:table-cell office:value-type="float" office:value="2.531">
                <text:p>2.531</text:p>
                <draw:g>
                  <svg:desc>Sheet1.W17:Sheet1.W21</svg:desc>
                </draw:g>
              </table:table-cell>
              <table:table-cell office:value-type="float" office:value="2.4286">
                <text:p>2.4286</text:p>
                <draw:g>
                  <svg:desc>Sheet1.X17:Sheet1.X21</svg:desc>
                </draw:g>
              </table:table-cell>
              <table:table-cell office:value-type="float" office:value="1.524">
                <text:p>1.524</text:p>
                <draw:g>
                  <svg:desc>Sheet1.Y17:Sheet1.Y21</svg:desc>
                </draw:g>
              </table:table-cell>
              <table:table-cell office:value-type="float" office:value="1.524">
                <text:p>1.524</text:p>
                <draw:g>
                  <svg:desc>Sheet1.Y17:Sheet1.Y21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4.5679">
                <text:p>4.5679</text:p>
              </table:table-cell>
              <table:table-cell office:value-type="float" office:value="0.78441">
                <text:p>0.78441</text:p>
              </table:table-cell>
              <table:table-cell office:value-type="float" office:value="0.78441">
                <text:p>0.78441</text:p>
              </table:table-cell>
              <table:table-cell office:value-type="float" office:value="5.3133">
                <text:p>5.3133</text:p>
              </table:table-cell>
              <table:table-cell office:value-type="float" office:value="1.5866">
                <text:p>1.5866</text:p>
              </table:table-cell>
              <table:table-cell office:value-type="float" office:value="3.9772">
                <text:p>3.9772</text:p>
              </table:table-cell>
              <table:table-cell office:value-type="float" office:value="1.2241">
                <text:p>1.2241</text:p>
              </table:table-cell>
              <table:table-cell office:value-type="float" office:value="2.7961">
                <text:p>2.7961</text:p>
              </table:table-cell>
              <table:table-cell office:value-type="float" office:value="0.70135">
                <text:p>0.70135</text:p>
              </table:table-cell>
              <table:table-cell office:value-type="float" office:value="0.70135">
                <text:p>0.70135</text:p>
              </table:table-cell>
              <table:table-cell office:value-type="float" office:value="3.0055">
                <text:p>3.0055</text:p>
              </table:table-cell>
              <table:table-cell office:value-type="float" office:value="0.97741">
                <text:p>0.97741</text:p>
              </table:table-cell>
              <table:table-cell office:value-type="float" office:value="0.97741">
                <text:p>0.97741</text:p>
              </table:table-cell>
            </table:table-row>
            <table:table-row>
              <table:table-cell office:value-type="float" office:value="0.005">
                <text:p>0</text:p>
              </table:table-cell>
              <table:table-cell office:value-type="float" office:value="4.5511">
                <text:p>4.5511</text:p>
              </table:table-cell>
              <table:table-cell office:value-type="float" office:value="0.78746">
                <text:p>0.78746</text:p>
              </table:table-cell>
              <table:table-cell office:value-type="float" office:value="0.78746">
                <text:p>0.78746</text:p>
              </table:table-cell>
              <table:table-cell office:value-type="float" office:value="5.2784">
                <text:p>5.2784</text:p>
              </table:table-cell>
              <table:table-cell office:value-type="float" office:value="1.6012">
                <text:p>1.6012</text:p>
              </table:table-cell>
              <table:table-cell office:value-type="float" office:value="3.8928">
                <text:p>3.8928</text:p>
              </table:table-cell>
              <table:table-cell office:value-type="float" office:value="1.2679">
                <text:p>1.2679</text:p>
              </table:table-cell>
              <table:table-cell office:value-type="float" office:value="2.5045">
                <text:p>2.5045</text:p>
              </table:table-cell>
              <table:table-cell office:value-type="float" office:value="0.78183">
                <text:p>0.78183</text:p>
              </table:table-cell>
              <table:table-cell office:value-type="float" office:value="0.78183">
                <text:p>0.78183</text:p>
              </table:table-cell>
              <table:table-cell office:value-type="float" office:value="1.864">
                <text:p>1.864</text:p>
              </table:table-cell>
              <table:table-cell office:value-type="float" office:value="0.49071">
                <text:p>0.49071</text:p>
              </table:table-cell>
              <table:table-cell office:value-type="float" office:value="0.49071">
                <text:p>0.49071</text:p>
              </table:table-cell>
            </table:table-row>
            <table:table-row>
              <table:table-cell office:value-type="float" office:value="0.002">
                <text:p>0</text:p>
              </table:table-cell>
              <table:table-cell office:value-type="float" office:value="4.5433">
                <text:p>4.5433</text:p>
              </table:table-cell>
              <table:table-cell office:value-type="float" office:value="0.79037">
                <text:p>0.79037</text:p>
              </table:table-cell>
              <table:table-cell office:value-type="float" office:value="0.79037">
                <text:p>0.79037</text:p>
              </table:table-cell>
              <table:table-cell office:value-type="float" office:value="5.2662">
                <text:p>5.2662</text:p>
              </table:table-cell>
              <table:table-cell office:value-type="float" office:value="1.606">
                <text:p>1.606</text:p>
              </table:table-cell>
              <table:table-cell office:value-type="float" office:value="3.8692">
                <text:p>3.8692</text:p>
              </table:table-cell>
              <table:table-cell office:value-type="float" office:value="1.2792">
                <text:p>1.2792</text:p>
              </table:table-cell>
              <table:table-cell office:value-type="float" office:value="2.4319">
                <text:p>2.4319</text:p>
              </table:table-cell>
              <table:table-cell office:value-type="float" office:value="0.82079">
                <text:p>0.82079</text:p>
              </table:table-cell>
              <table:table-cell office:value-type="float" office:value="0.82079">
                <text:p>0.82079</text:p>
              </table:table-cell>
              <table:table-cell office:value-type="float" office:value="1.5908">
                <text:p>1.5908</text:p>
              </table:table-cell>
              <table:table-cell office:value-type="float" office:value="0.50934">
                <text:p>0.50934</text:p>
              </table:table-cell>
              <table:table-cell office:value-type="float" office:value="0.50934">
                <text:p>0.50934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4.541">
                <text:p>4.541</text:p>
              </table:table-cell>
              <table:table-cell office:value-type="float" office:value="0.79151">
                <text:p>0.79151</text:p>
              </table:table-cell>
              <table:table-cell office:value-type="float" office:value="0.79151">
                <text:p>0.79151</text:p>
              </table:table-cell>
              <table:table-cell office:value-type="float" office:value="5.2635">
                <text:p>5.2635</text:p>
              </table:table-cell>
              <table:table-cell office:value-type="float" office:value="1.607">
                <text:p>1.607</text:p>
              </table:table-cell>
              <table:table-cell office:value-type="float" office:value="3.8654">
                <text:p>3.8654</text:p>
              </table:table-cell>
              <table:table-cell office:value-type="float" office:value="1.2804">
                <text:p>1.2804</text:p>
              </table:table-cell>
              <table:table-cell office:value-type="float" office:value="2.4223">
                <text:p>2.4223</text:p>
              </table:table-cell>
              <table:table-cell office:value-type="float" office:value="0.82575">
                <text:p>0.82575</text:p>
              </table:table-cell>
              <table:table-cell office:value-type="float" office:value="0.82575">
                <text:p>0.82575</text:p>
              </table:table-cell>
              <table:table-cell office:value-type="float" office:value="1.557">
                <text:p>1.557</text:p>
              </table:table-cell>
              <table:table-cell office:value-type="float" office:value="0.52786">
                <text:p>0.52786</text:p>
              </table:table-cell>
              <table:table-cell office:value-type="float" office:value="0.52786">
                <text:p>0.527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ffffff"/>
    </style:style>
    <style:style style:name="ch7" style:family="chart" style:data-style-name="N1">
      <style:chart-properties chart:display-label="true" chart:logarithmic="false" chart:maximum="300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 chart:error-category="cell-range" chart:error-upper-range="Sheet1.AE18:Sheet1.AE22" chart:error-lower-range="Sheet1.AE18:Sheet1.AE22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false" chart:error-category="cell-range" chart:error-upper-range="Sheet1.AE18:Sheet1.AE22" loext:std-weight="1"/>
      <style:graphic-properties draw:stroke="solid" svg:stroke-width="0.051cm" svg:stroke-color="#004586" svg:stroke-opacity="100%" draw:stroke-linejoin="round"/>
    </style:style>
    <style:style style:name="ch13" style:family="chart" style:data-style-name="N4">
      <style:chart-properties chart:link-data-style-to-source="true" chart:error-category="cell-range" chart:error-upper-range="Sheet1.AG18:Sheet1.AG22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false" chart:error-category="cell-range" chart:error-upper-range="Sheet1.AG18:Sheet1.AG22" loext:std-weight="1"/>
      <style:graphic-properties draw:stroke="solid" svg:stroke-width="0.051cm" svg:stroke-color="#ff420e" svg:stroke-opacity="100%" draw:stroke-linejoin="round"/>
    </style:style>
    <style:style style:name="ch15" style:family="chart" style:data-style-name="N4">
      <style:chart-properties chart:link-data-style-to-source="true" chart:error-category="cell-range" chart:error-upper-range="Sheet1.AI18:Sheet1.AI22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false" chart:error-category="cell-range" chart:error-upper-range="Sheet1.AI18:Sheet1.AI22" loext:std-weight="1"/>
      <style:graphic-properties draw:stroke="solid" svg:stroke-width="0.051cm" svg:stroke-color="#ffd320" svg:stroke-opacity="100%" draw:stroke-linejoin="round"/>
    </style:style>
    <style:style style:name="ch17" style:family="chart" style:data-style-name="N61">
      <style:chart-properties chart:link-data-style-to-source="true" chart:error-category="cell-range" chart:error-upper-range="Sheet1.AK18:Sheet1.AK22" chart:error-lower-range="Sheet1.AK18:Sheet1.AK22"/>
      <style:graphic-properties draw:stroke="none" draw:fill-color="#579d1c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false" chart:error-category="cell-range" chart:error-upper-range="Sheet1.AK18:Sheet1.AK22" loext:std-weight="1"/>
      <style:graphic-properties draw:stroke="solid" svg:stroke-width="0cm" svg:stroke-color="#000000" svg:stroke-opacity="100%" draw:stroke-linejoin="round"/>
    </style:style>
    <style:style style:name="ch19" style:family="chart" style:data-style-name="N61">
      <style:chart-properties chart:link-data-style-to-source="true" chart:error-category="cell-range" chart:error-upper-range="Sheet1.AM18:Sheet1.AM22" chart:error-lower-range="Sheet1.AM18:Sheet1.AM22"/>
      <style:graphic-properties draw:stroke="none" draw:fill-color="#7e0021" dr3d:edge-rounding="5%"/>
      <style:text-properties fo:font-size="10pt" style:font-size-asian="10pt" style:font-size-complex="10pt"/>
    </style:style>
    <style:style style:name="ch20" style:family="chart">
      <style:chart-properties chart:error-upper-indicator="true" chart:error-lower-indicator="false" chart:error-category="cell-range" chart:error-upper-range="Sheet1.AM18:Sheet1.AM22" loext:std-weight="1"/>
      <style:graphic-properties draw:stroke="solid" svg:stroke-width="0cm" svg:stroke-color="#000000" svg:stroke-opacity="100%" draw:stroke-linejoin="round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top" svg:x="4.056cm" svg:y="0.185cm" style:legend-expansion="wide" chart:style-name="ch2"/>
        <chart:plot-area chart:style-name="ch3" table:cell-range-address="Sheet1.AC18:Sheet1.AD22 Sheet1.AF18:Sheet1.AF22 Sheet1.AH18:Sheet1.AH22 Sheet1.AJ18:Sheet1.AJ22 Sheet1.AL18:Sheet1.AL22" chart:data-source-has-labels="both" svg:x="1.33cm" svg:y="0.963cm" svg:width="14.349cm" svg:height="6.881cm">
          <chartooo:coordinate-region svg:x="2.507cm" svg:y="1.162cm" svg:width="13.172cm" svg:height="6.035cm"/>
          <chart:axis chart:dimension="x" chart:name="primary-x" chart:style-name="ch4" chartooo:axis-type="auto">
            <chartooo:date-scale/>
            <chart:title svg:x="7.521cm" svg:y="8.024cm" chart:style-name="ch5">
              <text:p>Time-step (s)</text:p>
            </chart:title>
            <chart:categories table:cell-range-address="Sheet1.AC18:Sheet1.AC22"/>
            <chart:grid chart:style-name="ch6" chart:class="major"/>
          </chart:axis>
          <chart:axis chart:dimension="y" chart:name="primary-y" chart:style-name="ch7">
            <chart:title svg:x="0.451cm" svg:y="6.418cm" chart:style-name="ch8">
              <text:p>Absolute Difference (W/m2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Sheet1.AD18:Sheet1.AD22" loext:label-string="mesh1" chart:class="chart:bar">
            <chart:error-indicator chart:style-name="ch12" chart:dimension="y"/>
            <chart:data-point chart:repeated="5"/>
          </chart:series>
          <chart:series chart:style-name="ch13" chart:values-cell-range-address="Sheet1.AF18:Sheet1.AF22" loext:label-string="mesh2" chart:class="chart:bar">
            <chart:error-indicator chart:style-name="ch14" chart:dimension="y"/>
            <chart:data-point chart:repeated="5"/>
          </chart:series>
          <chart:series chart:style-name="ch15" chart:values-cell-range-address="Sheet1.AH18:Sheet1.AH22" loext:label-string="mesh3" chart:class="chart:bar">
            <chart:error-indicator chart:style-name="ch16" chart:dimension="y"/>
            <chart:data-point chart:repeated="5"/>
          </chart:series>
          <chart:series chart:style-name="ch17" chart:values-cell-range-address="Sheet1.AJ18:Sheet1.AJ22" loext:label-string="mesh4" chart:class="chart:bar">
            <chart:error-indicator chart:style-name="ch18" chart:dimension="y"/>
            <chart:data-point chart:repeated="5"/>
          </chart:series>
          <chart:series chart:style-name="ch19" chart:values-cell-range-address="Sheet1.AL18:Sheet1.AL22" loext:label-string="mesh5" chart:class="chart:bar">
            <chart:error-indicator chart:style-name="ch20" chart:dimension="y"/>
            <chart:data-point chart:repeated="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sh1</text:p>
              </table:table-cell>
              <table:table-cell office:value-type="string">
                <text:p>Column AE</text:p>
              </table:table-cell>
              <table:table-cell office:value-type="string">
                <text:p>Column AE</text:p>
              </table:table-cell>
              <table:table-cell office:value-type="string">
                <text:p>mesh2</text:p>
              </table:table-cell>
              <table:table-cell office:value-type="string">
                <text:p>Column AG</text:p>
              </table:table-cell>
              <table:table-cell office:value-type="string">
                <text:p>mesh3</text:p>
              </table:table-cell>
              <table:table-cell office:value-type="string">
                <text:p>Column AI</text:p>
              </table:table-cell>
              <table:table-cell office:value-type="string">
                <text:p>mesh4</text:p>
              </table:table-cell>
              <table:table-cell office:value-type="string">
                <text:p>Column AK</text:p>
              </table:table-cell>
              <table:table-cell office:value-type="string">
                <text:p>Column AK</text:p>
              </table:table-cell>
              <table:table-cell office:value-type="string">
                <text:p>mesh5</text:p>
              </table:table-cell>
              <table:table-cell office:value-type="string">
                <text:p>Column AM</text:p>
              </table:table-cell>
              <table:table-cell office:value-type="string">
                <text:p>Column AM</text:p>
              </table:table-cell>
            </table:table-row>
          </table:table-header-rows>
          <table:table-rows>
            <table:table-row>
              <table:table-cell office:value-type="string">
                <text:p>SS</text:p>
                <draw:g>
                  <svg:desc>Sheet1.AC18:Sheet1.AC22</svg:desc>
                </draw:g>
              </table:table-cell>
              <table:table-cell office:value-type="float" office:value="2701.7222">
                <text:p>2701.7222</text:p>
                <draw:g>
                  <svg:desc>Sheet1.AD18:Sheet1.AD22</svg:desc>
                </draw:g>
              </table:table-cell>
              <table:table-cell office:value-type="float" office:value="3267.5729">
                <text:p>3267.5729</text:p>
                <draw:g>
                  <svg:desc>Sheet1.AE18:Sheet1.AE22</svg:desc>
                </draw:g>
              </table:table-cell>
              <table:table-cell office:value-type="float" office:value="3267.5729">
                <text:p>3267.5729</text:p>
                <draw:g>
                  <svg:desc>Sheet1.AE18:Sheet1.AE22</svg:desc>
                </draw:g>
              </table:table-cell>
              <table:table-cell office:value-type="float" office:value="3435.7663">
                <text:p>3435.7663</text:p>
                <draw:g>
                  <svg:desc>Sheet1.AF18:Sheet1.AF22</svg:desc>
                </draw:g>
              </table:table-cell>
              <table:table-cell office:value-type="float" office:value="3868.8939">
                <text:p>3868.8939</text:p>
                <draw:g>
                  <svg:desc>Sheet1.AG18:Sheet1.AG22</svg:desc>
                </draw:g>
              </table:table-cell>
              <table:table-cell office:value-type="float" office:value="3722.9903">
                <text:p>3722.9903</text:p>
                <draw:g>
                  <svg:desc>Sheet1.AH18:Sheet1.AH22</svg:desc>
                </draw:g>
              </table:table-cell>
              <table:table-cell office:value-type="float" office:value="4408.8172">
                <text:p>4408.8172</text:p>
                <draw:g>
                  <svg:desc>Sheet1.AI18:Sheet1.AI22</svg:desc>
                </draw:g>
              </table:table-cell>
              <table:table-cell office:value-type="float" office:value="3116.9786">
                <text:p>3116.9786</text:p>
                <draw:g>
                  <svg:desc>Sheet1.AJ18:Sheet1.AJ22</svg:desc>
                </draw:g>
              </table:table-cell>
              <table:table-cell office:value-type="float" office:value="3966.4763">
                <text:p>3966.4763</text:p>
                <draw:g>
                  <svg:desc>Sheet1.AK18:Sheet1.AK22</svg:desc>
                </draw:g>
              </table:table-cell>
              <table:table-cell office:value-type="float" office:value="3966.4763">
                <text:p>3966.4763</text:p>
                <draw:g>
                  <svg:desc>Sheet1.AK18:Sheet1.AK22</svg:desc>
                </draw:g>
              </table:table-cell>
              <table:table-cell office:value-type="float" office:value="2643.4934">
                <text:p>2643.4934</text:p>
                <draw:g>
                  <svg:desc>Sheet1.AL18:Sheet1.AL22</svg:desc>
                </draw:g>
              </table:table-cell>
              <table:table-cell office:value-type="float" office:value="3417.7774">
                <text:p>3417.7774</text:p>
                <draw:g>
                  <svg:desc>Sheet1.AM18:Sheet1.AM22</svg:desc>
                </draw:g>
              </table:table-cell>
              <table:table-cell office:value-type="float" office:value="3417.7774">
                <text:p>3417.7774</text:p>
                <draw:g>
                  <svg:desc>Sheet1.AM18:Sheet1.AM22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3054.0622">
                <text:p>3054.0622</text:p>
              </table:table-cell>
              <table:table-cell office:value-type="float" office:value="391.4191">
                <text:p>391.4191</text:p>
              </table:table-cell>
              <table:table-cell office:value-type="float" office:value="391.4191">
                <text:p>391.4191</text:p>
              </table:table-cell>
              <table:table-cell office:value-type="float" office:value="4572.1551">
                <text:p>4572.1551</text:p>
              </table:table-cell>
              <table:table-cell office:value-type="float" office:value="207.2029">
                <text:p>207.2029</text:p>
              </table:table-cell>
              <table:table-cell office:value-type="float" office:value="6092.3496">
                <text:p>6092.3496</text:p>
              </table:table-cell>
              <table:table-cell office:value-type="float" office:value="448.2124">
                <text:p>448.2124</text:p>
              </table:table-cell>
              <table:table-cell office:value-type="float" office:value="10100.4247">
                <text:p>10100.4247</text:p>
              </table:table-cell>
              <table:table-cell office:value-type="float" office:value="1438.8268">
                <text:p>1438.8268</text:p>
              </table:table-cell>
              <table:table-cell office:value-type="float" office:value="1438.8268">
                <text:p>1438.8268</text:p>
              </table:table-cell>
              <table:table-cell office:value-type="float" office:value="20913.2546">
                <text:p>20913.2546</text:p>
              </table:table-cell>
              <table:table-cell office:value-type="float" office:value="5475.3463">
                <text:p>5475.3463</text:p>
              </table:table-cell>
              <table:table-cell office:value-type="float" office:value="5475.3463">
                <text:p>5475.3463</text:p>
              </table:table-cell>
            </table:table-row>
            <table:table-row>
              <table:table-cell office:value-type="float" office:value="0.005">
                <text:p>0</text:p>
              </table:table-cell>
              <table:table-cell office:value-type="float" office:value="2746.03">
                <text:p>2746.03</text:p>
              </table:table-cell>
              <table:table-cell office:value-type="float" office:value="545.3624">
                <text:p>545.3624</text:p>
              </table:table-cell>
              <table:table-cell office:value-type="float" office:value="545.3624">
                <text:p>545.3624</text:p>
              </table:table-cell>
              <table:table-cell office:value-type="float" office:value="3791.311">
                <text:p>3791.311</text:p>
              </table:table-cell>
              <table:table-cell office:value-type="float" office:value="219.8304">
                <text:p>219.8304</text:p>
              </table:table-cell>
              <table:table-cell office:value-type="float" office:value="4539.5346">
                <text:p>4539.5346</text:p>
              </table:table-cell>
              <table:table-cell office:value-type="float" office:value="329.5486">
                <text:p>329.5486</text:p>
              </table:table-cell>
              <table:table-cell office:value-type="float" office:value="6105.5748">
                <text:p>6105.5748</text:p>
              </table:table-cell>
              <table:table-cell office:value-type="float" office:value="550.3968">
                <text:p>550.3968</text:p>
              </table:table-cell>
              <table:table-cell office:value-type="float" office:value="550.3968">
                <text:p>550.3968</text:p>
              </table:table-cell>
              <table:table-cell office:value-type="float" office:value="10718.8501">
                <text:p>10718.8501</text:p>
              </table:table-cell>
              <table:table-cell office:value-type="float" office:value="1939.2233">
                <text:p>1939.2233</text:p>
              </table:table-cell>
              <table:table-cell office:value-type="float" office:value="1939.2233">
                <text:p>1939.2233</text:p>
              </table:table-cell>
            </table:table-row>
            <table:table-row>
              <table:table-cell office:value-type="float" office:value="0.002">
                <text:p>0</text:p>
              </table:table-cell>
              <table:table-cell office:value-type="float" office:value="2580.119">
                <text:p>2580.119</text:p>
              </table:table-cell>
              <table:table-cell office:value-type="float" office:value="761.7545">
                <text:p>761.7545</text:p>
              </table:table-cell>
              <table:table-cell office:value-type="float" office:value="761.7545">
                <text:p>761.7545</text:p>
              </table:table-cell>
              <table:table-cell office:value-type="float" office:value="3373.6095">
                <text:p>3373.6095</text:p>
              </table:table-cell>
              <table:table-cell office:value-type="float" office:value="280.6414">
                <text:p>280.6414</text:p>
              </table:table-cell>
              <table:table-cell office:value-type="float" office:value="3736.3954">
                <text:p>3736.3954</text:p>
              </table:table-cell>
              <table:table-cell office:value-type="float" office:value="342.5912">
                <text:p>342.5912</text:p>
              </table:table-cell>
              <table:table-cell office:value-type="float" office:value="3939.5808">
                <text:p>3939.5808</text:p>
              </table:table-cell>
              <table:table-cell office:value-type="float" office:value="271.4733">
                <text:p>271.4733</text:p>
              </table:table-cell>
              <table:table-cell office:value-type="float" office:value="271.4733">
                <text:p>271.4733</text:p>
              </table:table-cell>
              <table:table-cell office:value-type="float" office:value="5382.282">
                <text:p>5382.282</text:p>
              </table:table-cell>
              <table:table-cell office:value-type="float" office:value="510.1609">
                <text:p>510.1609</text:p>
              </table:table-cell>
              <table:table-cell office:value-type="float" office:value="510.1609">
                <text:p>510.1609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2529.9605">
                <text:p>2529.9605</text:p>
              </table:table-cell>
              <table:table-cell office:value-type="float" office:value="921.0033">
                <text:p>921.0033</text:p>
              </table:table-cell>
              <table:table-cell office:value-type="float" office:value="921.0033">
                <text:p>921.0033</text:p>
              </table:table-cell>
              <table:table-cell office:value-type="float" office:value="3248.7897">
                <text:p>3248.7897</text:p>
              </table:table-cell>
              <table:table-cell office:value-type="float" office:value="349.7105">
                <text:p>349.7105</text:p>
              </table:table-cell>
              <table:table-cell office:value-type="float" office:value="3508.2114">
                <text:p>3508.2114</text:p>
              </table:table-cell>
              <table:table-cell office:value-type="float" office:value="356.6509">
                <text:p>356.6509</text:p>
              </table:table-cell>
              <table:table-cell office:value-type="float" office:value="3307.5377">
                <text:p>3307.5377</text:p>
              </table:table-cell>
              <table:table-cell office:value-type="float" office:value="269.4059">
                <text:p>269.4059</text:p>
              </table:table-cell>
              <table:table-cell office:value-type="float" office:value="269.4059">
                <text:p>269.4059</text:p>
              </table:table-cell>
              <table:table-cell office:value-type="float" office:value="3755.1288">
                <text:p>3755.1288</text:p>
              </table:table-cell>
              <table:table-cell office:value-type="float" office:value="253.9626">
                <text:p>253.9626</text:p>
              </table:table-cell>
              <table:table-cell office:value-type="float" office:value="253.9626">
                <text:p>253.96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ffffff"/>
    </style:style>
    <style:style style:name="ch7" style:family="chart" style:data-style-name="N1">
      <style:chart-properties chart:display-label="true" chart:logarithmic="false" chart:minimum="0" chart:maximum="10" chart:interval-major="2" chart:interval-minor-divisor="2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4">
      <style:chart-properties chart:link-data-style-to-source="true" chart:error-category="cell-range" chart:error-upper-range="Sheet1.S63:Sheet1.S67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false" chart:error-category="cell-range" chart:error-upper-range="Sheet1.S63:Sheet1.S67" loext:std-weight="1"/>
      <style:graphic-properties draw:stroke="solid" svg:stroke-width="0.051cm" svg:stroke-color="#ff420e" svg:stroke-opacity="100%" draw:stroke-linejoin="round"/>
    </style:style>
    <style:style style:name="ch13" style:family="chart" style:data-style-name="N4">
      <style:chart-properties chart:link-data-style-to-source="true" chart:error-category="cell-range" chart:error-upper-range="Sheet1.U63:Sheet1.U67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false" chart:error-category="cell-range" chart:error-upper-range="Sheet1.U63:Sheet1.U67" loext:std-weight="1"/>
      <style:graphic-properties draw:stroke="solid" svg:stroke-width="0.051cm" svg:stroke-color="#ffd320" svg:stroke-opacity="100%" draw:stroke-linejoin="round"/>
    </style:style>
    <style:style style:name="ch15" style:family="chart" style:data-style-name="N61">
      <style:chart-properties chart:link-data-style-to-source="true" chart:error-category="cell-range" chart:error-upper-range="Sheet1.Y63:Sheet1.Y67" chart:error-lower-range="Sheet1.Y63:Sheet1.Y67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false" chart:error-category="cell-range" chart:error-upper-range="Sheet1.Y63:Sheet1.Y67" loex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9.179cm" xlink:href=".." xlink:type="simple" chart:class="chart:bar" chart:style-name="ch1">
        <chart:legend chart:legend-position="top" svg:x="5.633cm" svg:y="0.185cm" style:legend-expansion="wide" chart:style-name="ch2"/>
        <chart:plot-area chart:style-name="ch3" table:cell-range-address="Sheet1.O63:Sheet1.O67 Sheet1.R63:Sheet1.R67 Sheet1.T63:Sheet1.T67 Sheet1.X63:Sheet1.X67" chart:data-source-has-labels="both" svg:x="1.33cm" svg:y="0.966cm" svg:width="14.349cm" svg:height="7.049cm">
          <chartooo:coordinate-region svg:x="1.951cm" svg:y="1.166cm" svg:width="13.728cm" svg:height="6.202cm"/>
          <chart:axis chart:dimension="x" chart:name="primary-x" chart:style-name="ch4" chartooo:axis-type="auto">
            <chartooo:date-scale/>
            <chart:title svg:x="7.521cm" svg:y="8.198cm" chart:style-name="ch5">
              <text:p>Time-step (s)</text:p>
            </chart:title>
            <chart:categories table:cell-range-address="Sheet1.O63:Sheet1.O67"/>
            <chart:grid chart:style-name="ch6" chart:class="major"/>
          </chart:axis>
          <chart:axis chart:dimension="y" chart:name="primary-y" chart:style-name="ch7">
            <chart:title svg:x="0.451cm" svg:y="5.87cm" chart:style-name="ch8">
              <text:p>Absolute Error (%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Sheet1.R63:Sheet1.R67" loext:label-string="mesh1" chart:class="chart:bar">
            <chart:error-indicator chart:style-name="ch12" chart:dimension="y"/>
            <chart:data-point chart:repeated="5"/>
          </chart:series>
          <chart:series chart:style-name="ch13" chart:values-cell-range-address="Sheet1.T63:Sheet1.T67" loext:label-string="mesh2" chart:class="chart:bar">
            <chart:error-indicator chart:style-name="ch14" chart:dimension="y"/>
            <chart:data-point chart:repeated="5"/>
          </chart:series>
          <chart:series chart:style-name="ch15" chart:values-cell-range-address="Sheet1.X63:Sheet1.X67" loext:label-string="mesh3" chart:class="chart:bar">
            <chart:error-indicator chart:style-name="ch16" chart:dimension="y"/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sh1</text:p>
              </table:table-cell>
              <table:table-cell office:value-type="string">
                <text:p>Column S</text:p>
              </table:table-cell>
              <table:table-cell office:value-type="string">
                <text:p>mesh2</text:p>
              </table:table-cell>
              <table:table-cell office:value-type="string">
                <text:p>Column U</text:p>
              </table:table-cell>
              <table:table-cell office:value-type="string">
                <text:p>mesh3</text:p>
              </table:table-cell>
              <table:table-cell office:value-type="string">
                <text:p>Column Y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SS</text:p>
                <draw:g>
                  <svg:desc>Sheet1.O63:Sheet1.O67</svg:desc>
                </draw:g>
              </table:table-cell>
              <table:table-cell office:value-type="float" office:value="8.1988">
                <text:p>8.1988</text:p>
                <draw:g>
                  <svg:desc>Sheet1.R63:Sheet1.R67</svg:desc>
                </draw:g>
              </table:table-cell>
              <table:table-cell office:value-type="float" office:value="0.23106543153109">
                <text:p>0.23106543153109</text:p>
                <draw:g>
                  <svg:desc>Sheet1.S63:Sheet1.S67</svg:desc>
                </draw:g>
              </table:table-cell>
              <table:table-cell office:value-type="float" office:value="5.9263">
                <text:p>5.9263</text:p>
                <draw:g>
                  <svg:desc>Sheet1.T63:Sheet1.T67</svg:desc>
                </draw:g>
              </table:table-cell>
              <table:table-cell office:value-type="float" office:value="0.065438605443593">
                <text:p>0.065438605443593</text:p>
                <draw:g>
                  <svg:desc>Sheet1.U63:Sheet1.U67</svg:desc>
                </draw:g>
              </table:table-cell>
              <table:table-cell office:value-type="float" office:value="2.4286">
                <text:p>2.4286</text:p>
                <draw:g>
                  <svg:desc>Sheet1.X63:Sheet1.X67</svg:desc>
                </draw:g>
              </table:table-cell>
              <table:table-cell office:value-type="float" office:value="0.00330295180012588">
                <text:p>0.00330295180012588</text:p>
                <draw:g>
                  <svg:desc>Sheet1.Y63:Sheet1.Y67</svg:desc>
                </draw:g>
              </table:table-cell>
              <table:table-cell office:value-type="float" office:value="0.00330295180012588">
                <text:p>0.00330295180012588</text:p>
                <draw:g>
                  <svg:desc>Sheet1.Y63:Sheet1.Y67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5.3133">
                <text:p>5.3133</text:p>
              </table:table-cell>
              <table:table-cell office:value-type="float" office:value="0.0614795012103146">
                <text:p>0.0614795012103146</text:p>
              </table:table-cell>
              <table:table-cell office:value-type="float" office:value="3.9772">
                <text:p>3.9772</text:p>
              </table:table-cell>
              <table:table-cell office:value-type="float" office:value="0.0186760385450333">
                <text:p>0.0186760385450333</text:p>
              </table:table-cell>
              <table:table-cell office:value-type="float" office:value="3.0055">
                <text:p>3.0055</text:p>
              </table:table-cell>
              <table:table-cell office:value-type="float" office:value="0.0021183320990558">
                <text:p>0.0021183320990558</text:p>
              </table:table-cell>
              <table:table-cell office:value-type="float" office:value="0.0021183320990558">
                <text:p>0.0021183320990558</text:p>
              </table:table-cell>
            </table:table-row>
            <table:table-row>
              <table:table-cell office:value-type="float" office:value="0.005">
                <text:p>0</text:p>
              </table:table-cell>
              <table:table-cell office:value-type="float" office:value="5.2784">
                <text:p>5.2784</text:p>
              </table:table-cell>
              <table:table-cell office:value-type="float" office:value="0.0620452397188678">
                <text:p>0.0620452397188678</text:p>
              </table:table-cell>
              <table:table-cell office:value-type="float" office:value="3.8928">
                <text:p>3.8928</text:p>
              </table:table-cell>
              <table:table-cell office:value-type="float" office:value="0.0193442931715119">
                <text:p>0.0193442931715119</text:p>
              </table:table-cell>
              <table:table-cell office:value-type="float" office:value="1.864">
                <text:p>1.864</text:p>
              </table:table-cell>
              <table:table-cell office:value-type="float" office:value="0.0010635114683988">
                <text:p>0.0010635114683988</text:p>
              </table:table-cell>
              <table:table-cell office:value-type="float" office:value="0.0010635114683988">
                <text:p>0.0010635114683988</text:p>
              </table:table-cell>
            </table:table-row>
            <table:table-row>
              <table:table-cell office:value-type="float" office:value="0.002">
                <text:p>0</text:p>
              </table:table-cell>
              <table:table-cell office:value-type="float" office:value="5.2662">
                <text:p>5.2662</text:p>
              </table:table-cell>
              <table:table-cell office:value-type="float" office:value="0.0622312359408579">
                <text:p>0.0622312359408579</text:p>
              </table:table-cell>
              <table:table-cell office:value-type="float" office:value="3.8692">
                <text:p>3.8692</text:p>
              </table:table-cell>
              <table:table-cell office:value-type="float" office:value="0.0195166967623614">
                <text:p>0.0195166967623614</text:p>
              </table:table-cell>
              <table:table-cell office:value-type="float" office:value="1.5908">
                <text:p>1.5908</text:p>
              </table:table-cell>
              <table:table-cell office:value-type="float" office:value="0.00110388810359325">
                <text:p>0.00110388810359325</text:p>
              </table:table-cell>
              <table:table-cell office:value-type="float" office:value="0.00110388810359325">
                <text:p>0.00110388810359325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5.2635">
                <text:p>5.2635</text:p>
              </table:table-cell>
              <table:table-cell office:value-type="float" office:value="0.0622699851537725">
                <text:p>0.0622699851537725</text:p>
              </table:table-cell>
              <table:table-cell office:value-type="float" office:value="3.8654">
                <text:p>3.8654</text:p>
              </table:table-cell>
              <table:table-cell office:value-type="float" office:value="0.0195350051082923">
                <text:p>0.0195350051082923</text:p>
              </table:table-cell>
              <table:table-cell office:value-type="float" office:value="1.557">
                <text:p>1.557</text:p>
              </table:table-cell>
              <table:table-cell office:value-type="float" office:value="0.00114402633675489">
                <text:p>0.00114402633675489</text:p>
              </table:table-cell>
              <table:table-cell office:value-type="float" office:value="0.00114402633675489">
                <text:p>0.001144026336754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ffffff"/>
    </style:style>
    <style:style style:name="ch7" style:family="chart" style:data-style-name="N1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4">
      <style:chart-properties chart:link-data-style-to-source="true" chart:error-category="cell-range" chart:error-upper-range="Sheet1.AG64:Sheet1.AG68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false" chart:error-category="cell-range" chart:error-upper-range="Sheet1.AG64:Sheet1.AG68" loext:std-weight="1"/>
      <style:graphic-properties draw:stroke="solid" svg:stroke-width="0.051cm" svg:stroke-color="#ff420e" svg:stroke-opacity="100%" draw:stroke-linejoin="round"/>
    </style:style>
    <style:style style:name="ch13" style:family="chart" style:data-style-name="N4">
      <style:chart-properties chart:link-data-style-to-source="true" chart:error-category="cell-range" chart:error-upper-range="Sheet1.AI64:Sheet1.AI68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false" chart:error-category="cell-range" chart:error-upper-range="Sheet1.AI64:Sheet1.AI68" loext:std-weight="1"/>
      <style:graphic-properties draw:stroke="solid" svg:stroke-width="0.051cm" svg:stroke-color="#ffd320" svg:stroke-opacity="100%" draw:stroke-linejoin="round"/>
    </style:style>
    <style:style style:name="ch15" style:family="chart" style:data-style-name="N61">
      <style:chart-properties chart:link-data-style-to-source="true" chart:error-category="cell-range" chart:error-upper-range="Sheet1.AM64:Sheet1.AM68" chart:error-lower-range="Sheet1.AM64:Sheet1.AM68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false" chart:error-category="cell-range" chart:error-upper-range="Sheet1.AM64:Sheet1.AM68" loex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9.178cm" xlink:href=".." xlink:type="simple" chart:class="chart:bar" chart:style-name="ch1">
        <chart:legend chart:legend-position="top" svg:x="5.633cm" svg:y="0.185cm" style:legend-expansion="wide" chart:style-name="ch2"/>
        <chart:plot-area chart:style-name="ch3" table:cell-range-address="Sheet1.AC64:Sheet1.AC68 Sheet1.AF64:Sheet1.AF68 Sheet1.AH64:Sheet1.AH68 Sheet1.AL64:Sheet1.AL68" chart:data-source-has-labels="both" svg:x="1.33cm" svg:y="0.966cm" svg:width="14.349cm" svg:height="7.048cm">
          <chartooo:coordinate-region svg:x="2.507cm" svg:y="1.165cm" svg:width="13.172cm" svg:height="6.202cm"/>
          <chart:axis chart:dimension="x" chart:name="primary-x" chart:style-name="ch4" chartooo:axis-type="auto">
            <chartooo:date-scale/>
            <chart:title svg:x="7.521cm" svg:y="8.197cm" chart:style-name="ch5">
              <text:p>Time-step (s)</text:p>
            </chart:title>
            <chart:categories table:cell-range-address="Sheet1.AC64:Sheet1.AC68"/>
            <chart:grid chart:style-name="ch6" chart:class="major"/>
          </chart:axis>
          <chart:axis chart:dimension="y" chart:name="primary-y" chart:style-name="ch7">
            <chart:title svg:x="0.451cm" svg:y="6.505cm" chart:style-name="ch8">
              <text:p>Absolute Difference (W/m2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Sheet1.AF64:Sheet1.AF68" loext:label-string="mesh1" chart:class="chart:bar">
            <chart:error-indicator chart:style-name="ch12" chart:dimension="y"/>
            <chart:data-point chart:repeated="5"/>
          </chart:series>
          <chart:series chart:style-name="ch13" chart:values-cell-range-address="Sheet1.AH64:Sheet1.AH68" loext:label-string="mesh2" chart:class="chart:bar">
            <chart:error-indicator chart:style-name="ch14" chart:dimension="y"/>
            <chart:data-point chart:repeated="5"/>
          </chart:series>
          <chart:series chart:style-name="ch15" chart:values-cell-range-address="Sheet1.AL64:Sheet1.AL68" loext:label-string="mesh3" chart:class="chart:bar">
            <chart:error-indicator chart:style-name="ch16" chart:dimension="y"/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sh1</text:p>
              </table:table-cell>
              <table:table-cell office:value-type="string">
                <text:p>Column AG</text:p>
              </table:table-cell>
              <table:table-cell office:value-type="string">
                <text:p>mesh2</text:p>
              </table:table-cell>
              <table:table-cell office:value-type="string">
                <text:p>Column AI</text:p>
              </table:table-cell>
              <table:table-cell office:value-type="string">
                <text:p>mesh3</text:p>
              </table:table-cell>
              <table:table-cell office:value-type="string">
                <text:p>Column AM</text:p>
              </table:table-cell>
              <table:table-cell office:value-type="string">
                <text:p>Column AM</text:p>
              </table:table-cell>
            </table:table-row>
          </table:table-header-rows>
          <table:table-rows>
            <table:table-row>
              <table:table-cell office:value-type="string">
                <text:p>SS</text:p>
                <draw:g>
                  <svg:desc>Sheet1.AC64:Sheet1.AC68</svg:desc>
                </draw:g>
              </table:table-cell>
              <table:table-cell office:value-type="float" office:value="3435.7663">
                <text:p>3435.7663</text:p>
                <draw:g>
                  <svg:desc>Sheet1.AF64:Sheet1.AF68</svg:desc>
                </draw:g>
              </table:table-cell>
              <table:table-cell office:value-type="float" office:value="180.388108216081">
                <text:p>180.388108216081</text:p>
                <draw:g>
                  <svg:desc>Sheet1.AG64:Sheet1.AG68</svg:desc>
                </draw:g>
              </table:table-cell>
              <table:table-cell office:value-type="float" office:value="3722.9903">
                <text:p>3722.9903</text:p>
                <draw:g>
                  <svg:desc>Sheet1.AH64:Sheet1.AH68</svg:desc>
                </draw:g>
              </table:table-cell>
              <table:table-cell office:value-type="float" office:value="81.4772863497595">
                <text:p>81.4772863497595</text:p>
                <draw:g>
                  <svg:desc>Sheet1.AI64:Sheet1.AI68</svg:desc>
                </draw:g>
              </table:table-cell>
              <table:table-cell office:value-type="float" office:value="2643.4934">
                <text:p>2643.4934</text:p>
                <draw:g>
                  <svg:desc>Sheet1.AL64:Sheet1.AL68</svg:desc>
                </draw:g>
              </table:table-cell>
              <table:table-cell office:value-type="float" office:value="9.03952515718827">
                <text:p>9.03952515718827</text:p>
                <draw:g>
                  <svg:desc>Sheet1.AM64:Sheet1.AM68</svg:desc>
                </draw:g>
              </table:table-cell>
              <table:table-cell office:value-type="float" office:value="9.03952515718827">
                <text:p>9.03952515718827</text:p>
                <draw:g>
                  <svg:desc>Sheet1.AM64:Sheet1.AM6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4572.1551">
                <text:p>4572.1551</text:p>
              </table:table-cell>
              <table:table-cell office:value-type="float" office:value="9.66088502656685">
                <text:p>9.66088502656685</text:p>
              </table:table-cell>
              <table:table-cell office:value-type="float" office:value="6092.3496">
                <text:p>6092.3496</text:p>
              </table:table-cell>
              <table:table-cell office:value-type="float" office:value="8.28320349963999">
                <text:p>8.28320349963999</text:p>
              </table:table-cell>
              <table:table-cell office:value-type="float" office:value="20913.2546">
                <text:p>20913.2546</text:p>
              </table:table-cell>
              <table:table-cell office:value-type="float" office:value="14.4814962563588">
                <text:p>14.4814962563588</text:p>
              </table:table-cell>
              <table:table-cell office:value-type="float" office:value="14.4814962563588">
                <text:p>14.4814962563588</text:p>
              </table:table-cell>
            </table:table-row>
            <table:table-row>
              <table:table-cell office:value-type="float" office:value="0.005">
                <text:p>0</text:p>
              </table:table-cell>
              <table:table-cell office:value-type="float" office:value="3791.311">
                <text:p>3791.311</text:p>
              </table:table-cell>
              <table:table-cell office:value-type="float" office:value="10.2496452498696">
                <text:p>10.2496452498696</text:p>
              </table:table-cell>
              <table:table-cell office:value-type="float" office:value="4539.5346">
                <text:p>4539.5346</text:p>
              </table:table-cell>
              <table:table-cell office:value-type="float" office:value="6.0902333733325">
                <text:p>6.0902333733325</text:p>
              </table:table-cell>
              <table:table-cell office:value-type="float" office:value="10718.8501">
                <text:p>10718.8501</text:p>
              </table:table-cell>
              <table:table-cell office:value-type="float" office:value="5.12896416418332">
                <text:p>5.12896416418332</text:p>
              </table:table-cell>
              <table:table-cell office:value-type="float" office:value="5.12896416418332">
                <text:p>5.12896416418332</text:p>
              </table:table-cell>
            </table:table-row>
            <table:table-row>
              <table:table-cell office:value-type="float" office:value="0.002">
                <text:p>0</text:p>
              </table:table-cell>
              <table:table-cell office:value-type="float" office:value="3373.6095">
                <text:p>3373.6095</text:p>
              </table:table-cell>
              <table:table-cell office:value-type="float" office:value="13.0849727445647">
                <text:p>13.0849727445647</text:p>
              </table:table-cell>
              <table:table-cell office:value-type="float" office:value="3736.3954">
                <text:p>3736.3954</text:p>
              </table:table-cell>
              <table:table-cell office:value-type="float" office:value="6.33126755704631">
                <text:p>6.33126755704631</text:p>
              </table:table-cell>
              <table:table-cell office:value-type="float" office:value="5382.282">
                <text:p>5382.282</text:p>
              </table:table-cell>
              <table:table-cell office:value-type="float" office:value="1.34930153431403">
                <text:p>1.34930153431403</text:p>
              </table:table-cell>
              <table:table-cell office:value-type="float" office:value="1.34930153431403">
                <text:p>1.34930153431403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3248.7897">
                <text:p>3248.7897</text:p>
              </table:table-cell>
              <table:table-cell office:value-type="float" office:value="16.3053361371062">
                <text:p>16.3053361371062</text:p>
              </table:table-cell>
              <table:table-cell office:value-type="float" office:value="3508.2114">
                <text:p>3508.2114</text:p>
              </table:table-cell>
              <table:table-cell office:value-type="float" office:value="6.59109828962731">
                <text:p>6.59109828962731</text:p>
              </table:table-cell>
              <table:table-cell office:value-type="float" office:value="3755.1288">
                <text:p>3755.1288</text:p>
              </table:table-cell>
              <table:table-cell office:value-type="float" office:value="0.671694216154903">
                <text:p>0.671694216154903</text:p>
              </table:table-cell>
              <table:table-cell office:value-type="float" office:value="0.671694216154903">
                <text:p>0.6716942161549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